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199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1.683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3.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001cm"/>
    </style:style>
    <style:style style:name="ro1" style:family="table-row">
      <style:table-row-properties style:row-height="0.34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cm" fo:break-before="page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788cm" fo:break-before="page" style:use-optimal-row-height="true"/>
    </style:style>
    <style:style style:name="ro7" style:family="table-row">
      <style:table-row-properties style:row-height="0.7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middle"/>
      <style:text-properties style:font-name="Century Schoolbook L" fo:font-size="8pt" style:font-size-asian="8pt" style:font-size-complex="8pt"/>
    </style:style>
    <style:style style:name="ce2" style:family="table-cell" style:parent-style-name="Default">
      <style:table-cell-properties style:vertical-align="middle"/>
      <style:text-properties style:font-name="Century Schoolbook L" fo:font-size="8pt" style:font-size-asian="8pt" style:font-size-complex="8pt"/>
    </style:style>
    <style:style style:name="ce3" style:family="table-cell" style:parent-style-name="Default">
      <style:text-properties style:font-name="Century Schoolbook L" fo:font-size="8pt" style:font-size-asian="8pt" style:font-size-complex="8pt"/>
    </style:style>
    <style:style style:name="ce4" style:family="table-cell" style:parent-style-name="Default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style:font-name="Century Schoolbook 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" style:family="table-cell" style:parent-style-name="Default" style:data-style-name="N100">
      <style:table-cell-properties fo:border="0.06pt dotted #000000" style:vertical-align="middle"/>
      <style:text-properties style:font-name="Century Schoolbook L" fo:font-size="8pt" fo:font-style="italic" style:font-size-asian="8pt" style:font-style-asian="italic" style:font-size-complex="8pt" style:font-style-complex="italic"/>
    </style:style>
    <style:style style:name="ce6" style:family="table-cell" style:parent-style-name="Default">
      <style:table-cell-properties fo:background-color="#ffffcc" style:text-align-source="fix" style:repeat-content="false" fo:border="0.06pt dotted #000000" style:vertical-align="middle"/>
      <style:paragraph-properties fo:text-align="center" fo:margin-left="0cm"/>
      <style:text-properties style:font-name="Century Schoolbook 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7" style:family="table-cell" style:parent-style-name="Default" style:data-style-name="N100">
      <style:table-cell-properties style:vertical-align="middle"/>
      <style:text-properties style:font-name="Century Schoolbook L" fo:font-size="8pt" fo:font-style="italic" style:font-size-asian="8pt" style:font-style-asian="italic" style:font-size-complex="8pt" style:font-style-complex="italic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entury Schoolbook L" fo:font-size="8pt" style:font-size-asian="8pt" style:font-size-complex="8pt"/>
    </style:style>
    <style:style style:name="ce9" style:family="table-cell" style:parent-style-name="Default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style:font-name="Century Schoolbook L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order="0.06pt dotted #000000" style:vertical-align="middle"/>
      <style:paragraph-properties fo:text-align="start" fo:margin-left="0cm"/>
      <style:text-properties style:font-name="Century Schoolbook L" fo:font-size="8pt" style:font-size-asian="8pt" style:font-size-complex="8pt"/>
    </style:style>
    <style:style style:name="ce11" style:family="table-cell" style:parent-style-name="Default">
      <style:table-cell-properties fo:background-color="#ffffcc" style:text-align-source="fix" style:repeat-content="false" fo:border="0.06pt dotted #000000" style:vertical-align="middle"/>
      <style:paragraph-properties fo:text-align="start" fo:margin-left="0cm"/>
      <style:text-properties style:font-name="Century Schoolbook L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entury Schoolbook L" fo:font-size="8pt" style:font-size-asian="8pt" style:font-size-complex="8pt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Century Schoolbook L"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 style:data-style-name="N113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style:font-name="Century Schoolbook L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13">
      <style:table-cell-properties fo:border="0.06pt dotted #000000" style:vertical-align="middle"/>
      <style:text-properties style:font-name="Century Schoolbook L" fo:font-size="8pt" style:font-size-asian="8pt" style:font-size-complex="8pt"/>
    </style:style>
    <style:style style:name="ce16" style:family="table-cell" style:parent-style-name="Default" style:data-style-name="N113">
      <style:table-cell-properties fo:background-color="#ffffcc" style:text-align-source="fix" style:repeat-content="false" fo:border="0.06pt dotted #000000" style:vertical-align="middle"/>
      <style:paragraph-properties fo:text-align="center" fo:margin-left="0cm"/>
      <style:text-properties style:font-name="Century Schoolbook L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3">
      <style:table-cell-properties style:vertical-align="middle"/>
      <style:text-properties style:font-name="Century Schoolbook L" fo:font-size="8pt" style:font-size-asian="8pt" style:font-size-complex="8pt"/>
    </style:style>
    <style:style style:name="ce18" style:family="table-cell" style:parent-style-name="Default" style:data-style-name="N112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style:font-name="Century Schoolbook L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12">
      <style:table-cell-properties fo:border="0.06pt dotted #000000" style:vertical-align="middle"/>
      <style:text-properties style:font-name="Century Schoolbook L" fo:font-size="8pt" style:font-size-asian="8pt" style:font-size-complex="8pt"/>
    </style:style>
    <style:style style:name="ce20" style:family="table-cell" style:parent-style-name="Default" style:data-style-name="N112">
      <style:table-cell-properties fo:background-color="#ffffcc" style:text-align-source="fix" style:repeat-content="false" fo:border="0.06pt dotted #000000" style:vertical-align="middle"/>
      <style:paragraph-properties fo:text-align="center" fo:margin-left="0cm"/>
      <style:text-properties style:font-name="Century Schoolbook L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112">
      <style:table-cell-properties style:vertical-align="middle"/>
      <style:text-properties style:font-name="Century Schoolbook L" fo:font-size="8pt" style:font-size-asian="8pt" style:font-size-complex="8pt"/>
    </style:style>
    <style:style style:name="ce22" style:family="table-cell" style:parent-style-name="Default">
      <style:table-cell-properties fo:wrap-option="wrap" style:vertical-align="middle"/>
      <style:text-properties style:font-name="F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F" fo:font-size="8pt" style:font-size-asian="8pt" style:font-size-complex="8pt"/>
    </style:style>
    <style:style style:name="ce24" style:family="table-cell" style:parent-style-name="Default">
      <style:table-cell-properties style:vertical-align="middle"/>
      <style:text-properties style:font-name="F" fo:font-size="8pt" style:font-size-asian="8pt" style:font-size-complex="8pt"/>
    </style:style>
    <style:style style:name="ce25" style:family="table-cell" style:parent-style-name="Default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style:font-name="F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6" style:family="table-cell" style:parent-style-name="Default" style:data-style-name="N100">
      <style:table-cell-properties fo:border="0.06pt dotted #000000" style:vertical-align="middle"/>
      <style:text-properties style:font-name="F" fo:font-size="8pt" fo:font-style="italic" style:font-size-asian="8pt" style:font-style-asian="italic" style:font-size-complex="8pt" style:font-style-complex="italic"/>
    </style:style>
    <style:style style:name="ce27" style:family="table-cell" style:parent-style-name="Default">
      <style:table-cell-properties fo:background-color="#ffffcc" style:text-align-source="fix" style:repeat-content="false" fo:border="0.06pt dotted #000000" style:vertical-align="middle"/>
      <style:paragraph-properties fo:text-align="center" fo:margin-left="0cm"/>
      <style:text-properties style:font-name="F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" style:family="table-cell" style:parent-style-name="Default" style:data-style-name="N100">
      <style:table-cell-properties style:vertical-align="middle"/>
      <style:text-properties style:font-name="F" fo:font-size="8pt" fo:font-style="italic" style:font-size-asian="8pt" style:font-style-asian="italic" style:font-size-complex="8pt" style:font-style-complex="italic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F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" fo:font-size="8pt" style:font-size-asian="8pt" style:font-size-complex="8pt"/>
    </style:style>
    <style:style style:name="ce31" style:family="table-cell" style:parent-style-name="Default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style:font-name="F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border="0.06pt dotted #000000" style:vertical-align="middle"/>
      <style:paragraph-properties fo:text-align="start" fo:margin-left="0cm"/>
      <style:text-properties style:font-name="F" fo:font-size="8pt" style:font-size-asian="8pt" style:font-size-complex="8pt"/>
    </style:style>
    <style:style style:name="ce33" style:family="table-cell" style:parent-style-name="Default">
      <style:table-cell-properties fo:background-color="#ffffcc" style:text-align-source="fix" style:repeat-content="false" fo:border="0.06pt dotted #000000" style:vertical-align="middle"/>
      <style:paragraph-properties fo:text-align="start" fo:margin-left="0cm"/>
      <style:text-properties style:font-name="F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F" fo:font-size="8pt" fo:font-style="italic" style:font-size-asian="8pt" style:font-style-asian="italic" style:font-size-complex="8pt" style:font-style-complex="italic"/>
    </style:style>
    <style:style style:name="ce35" style:family="table-cell" style:parent-style-name="Default">
      <style:text-properties style:font-name="F" fo:font-size="8pt" style:font-size-asian="8pt" style:font-size-complex="8pt"/>
    </style:style>
    <style:style style:name="ce36" style:family="table-cell" style:parent-style-name="Default" style:data-style-name="N113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style:font-name="F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13">
      <style:table-cell-properties fo:border="0.06pt dotted #000000" style:vertical-align="middle"/>
      <style:text-properties style:font-name="F" fo:font-size="8pt" style:font-size-asian="8pt" style:font-size-complex="8pt"/>
    </style:style>
    <style:style style:name="ce38" style:family="table-cell" style:parent-style-name="Default" style:data-style-name="N113">
      <style:table-cell-properties fo:background-color="#ffffcc" style:text-align-source="fix" style:repeat-content="false" fo:border="0.06pt dotted #000000" style:vertical-align="middle"/>
      <style:paragraph-properties fo:text-align="center" fo:margin-left="0cm"/>
      <style:text-properties style:font-name="F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113">
      <style:table-cell-properties style:vertical-align="middle"/>
      <style:text-properties style:font-name="F" fo:font-size="8pt" style:font-size-asian="8pt" style:font-size-complex="8pt"/>
    </style:style>
    <style:style style:name="ce40" style:family="table-cell" style:parent-style-name="Default" style:data-style-name="N112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style:font-name="F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 style:data-style-name="N112">
      <style:table-cell-properties fo:border="0.06pt dotted #000000" style:vertical-align="middle"/>
      <style:text-properties style:font-name="F" fo:font-size="8pt" style:font-size-asian="8pt" style:font-size-complex="8pt"/>
    </style:style>
    <style:style style:name="ce42" style:family="table-cell" style:parent-style-name="Default" style:data-style-name="N112">
      <style:table-cell-properties fo:background-color="#ffffcc" style:text-align-source="fix" style:repeat-content="false" fo:border="0.06pt dotted #000000" style:vertical-align="middle"/>
      <style:paragraph-properties fo:text-align="center" fo:margin-left="0cm"/>
      <style:text-properties style:font-name="F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12">
      <style:table-cell-properties style:vertical-align="middle"/>
      <style:text-properties style:font-name="F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" fo:font-size="8pt" style:font-size-asian="8pt" style:font-size-complex="8pt"/>
    </style:style>
  </office:automatic-styles>
  <office:body>
    <office:spreadsheet>
      <table:table table:name="manual" table:style-name="ta1">
        <table:table-column table:style-name="co1" table:default-cell-style-name="ce2"/>
        <table:table-column table:style-name="co2" table:default-cell-style-name="ce7"/>
        <table:table-column table:style-name="co1" table:default-cell-style-name="ce7"/>
        <table:table-column table:style-name="co3" table:default-cell-style-name="ce12"/>
        <table:table-column table:style-name="co4" table:default-cell-style-name="ce17"/>
        <table:table-column table:style-name="co5" table:default-cell-style-name="ce21"/>
        <table:table-column table:style-name="co4" table:default-cell-style-name="ce17"/>
        <table:table-column table:style-name="co5" table:default-cell-style-name="ce21"/>
        <table:table-column table:style-name="co6" table:number-columns-repeated="1012" table:default-cell-style-name="ce2"/>
        <table:table-column table:style-name="co6" table:number-columns-repeated="4" table:default-cell-style-name="ce3"/>
        <table:table-row table:style-name="ro1">
          <table:table-cell table:style-name="ce1" table:number-columns-repeated="3"/>
          <table:table-cell table:style-name="ce8"/>
          <table:table-cell table:style-name="ce1" table:number-columns-repeated="1016"/>
          <table:table-cell table:number-columns-repeated="4"/>
        </table:table-row>
        <table:table-row table:style-name="ro2">
          <table:table-cell table:style-name="ce1"/>
          <table:table-cell table:style-name="ce4" office:value-type="string" calcext:value-type="string">
            <text:p>Using</text:p>
          </table:table-cell>
          <table:table-cell table:style-name="ce2"/>
          <table:table-cell table:style-name="ce9" office:value-type="string" calcext:value-type="string">
            <text:p>|Matrix| </text:p>
          </table:table-cell>
          <table:table-cell table:style-name="ce14" office:value-type="string" calcext:value-type="string">
            <text:p>Time / manual </text:p>
          </table:table-cell>
          <table:table-cell table:style-name="ce18" office:value-type="string" calcext:value-type="string">
            <text:p>Inf Norm / manual </text:p>
          </table:table-cell>
          <table:table-cell table:style-name="ce14" office:value-type="string" calcext:value-type="string">
            <text:p>Time / dgemm </text:p>
          </table:table-cell>
          <table:table-cell table:style-name="ce18" office:value-type="string" calcext:value-type="string">
            <text:p>Inf Norm / dgemm </text:p>
          </table:table-cell>
          <table:table-cell table:style-name="ce1" table:number-columns-repeated="1012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02" calcext:value-type="float">
            <text:p>0.001202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5" calcext:value-type="float">
            <text:p>0.000275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01" calcext:value-type="float">
            <text:p>0.001201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3" calcext:value-type="float">
            <text:p>0.000273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7" calcext:value-type="float">
            <text:p>0.001197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9" calcext:value-type="float">
            <text:p>0.000279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01" calcext:value-type="float">
            <text:p>0.001201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7" calcext:value-type="float">
            <text:p>0.000277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8" calcext:value-type="float">
            <text:p>0.001198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83" calcext:value-type="float">
            <text:p>0.000283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9" calcext:value-type="float">
            <text:p>0.001199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6" calcext:value-type="float">
            <text:p>0.000276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03" calcext:value-type="float">
            <text:p>0.009303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79" calcext:value-type="float">
            <text:p>0.001979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51" calcext:value-type="float">
            <text:p>0.009351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87" calcext:value-type="float">
            <text:p>0.001987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13" calcext:value-type="float">
            <text:p>0.009313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89" calcext:value-type="float">
            <text:p>0.001989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438" calcext:value-type="float">
            <text:p>0.009438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82" calcext:value-type="float">
            <text:p>0.001982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26" calcext:value-type="float">
            <text:p>0.009326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82" calcext:value-type="float">
            <text:p>0.001982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28" calcext:value-type="float">
            <text:p>0.009328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84" calcext:value-type="float">
            <text:p>0.001984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2"/>
          <table:table-cell table:style-name="ce11"/>
          <table:table-cell table:style-name="ce16"/>
          <table:table-cell table:style-name="ce20"/>
          <table:table-cell table:style-name="ce16"/>
          <table:table-cell table:style-name="ce20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5" calcext:value-type="float">
            <text:p>0.001195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7" calcext:value-type="float">
            <text:p>0.000277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6" calcext:value-type="float">
            <text:p>0.001196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83" calcext:value-type="float">
            <text:p>0.000283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06" calcext:value-type="float">
            <text:p>0.001206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7" calcext:value-type="float">
            <text:p>0.000277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38" calcext:value-type="float">
            <text:p>0.001238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8" calcext:value-type="float">
            <text:p>0.000280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03" calcext:value-type="float">
            <text:p>0.001203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8" calcext:value-type="float">
            <text:p>0.000278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2" calcext:value-type="float">
            <text:p>0.001192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8" calcext:value-type="float">
            <text:p>0.000280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21" calcext:value-type="float">
            <text:p>0.009321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5735" calcext:value-type="float">
            <text:p>0.005735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26" calcext:value-type="float">
            <text:p>0.009326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2006" calcext:value-type="float">
            <text:p>0.002006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96" calcext:value-type="float">
            <text:p>0.009396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86" calcext:value-type="float">
            <text:p>0.001986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11" calcext:value-type="float">
            <text:p>0.009311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4446" calcext:value-type="float">
            <text:p>0.004446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299" calcext:value-type="float">
            <text:p>0.009299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86" calcext:value-type="float">
            <text:p>0.001986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279" calcext:value-type="float">
            <text:p>0.009279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78" calcext:value-type="float">
            <text:p>0.001978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4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Using</text:p>
          </table:table-cell>
          <table:table-cell table:style-name="ce2"/>
          <table:table-cell table:style-name="ce9" office:value-type="string" calcext:value-type="string">
            <text:p>|Matrix| </text:p>
          </table:table-cell>
          <table:table-cell table:style-name="ce14" office:value-type="string" calcext:value-type="string">
            <text:p>Time / manual </text:p>
          </table:table-cell>
          <table:table-cell table:style-name="ce18" office:value-type="string" calcext:value-type="string">
            <text:p>Inf Norm / manual </text:p>
          </table:table-cell>
          <table:table-cell table:style-name="ce14" office:value-type="string" calcext:value-type="string">
            <text:p>Time / dgemm </text:p>
          </table:table-cell>
          <table:table-cell table:style-name="ce18" office:value-type="string" calcext:value-type="string">
            <text:p>Inf Norm / dgemm 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59" calcext:value-type="float">
            <text:p>0.001259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83" calcext:value-type="float">
            <text:p>0.000283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2391" calcext:value-type="float">
            <text:p>0.002391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95" calcext:value-type="float">
            <text:p>0.000295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97" calcext:value-type="float">
            <text:p>0.001297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87" calcext:value-type="float">
            <text:p>0.000287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32" calcext:value-type="float">
            <text:p>0.001232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8" calcext:value-type="float">
            <text:p>0.000280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16" calcext:value-type="float">
            <text:p>0.001216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91" calcext:value-type="float">
            <text:p>0.000291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67" calcext:value-type="float">
            <text:p>0.001267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89" calcext:value-type="float">
            <text:p>0.000289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10098" calcext:value-type="float">
            <text:p>0.010098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2294" calcext:value-type="float">
            <text:p>0.002294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10646" calcext:value-type="float">
            <text:p>0.010646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2014" calcext:value-type="float">
            <text:p>0.002014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06" calcext:value-type="float">
            <text:p>0.009306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4446" calcext:value-type="float">
            <text:p>0.004446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266" calcext:value-type="float">
            <text:p>0.009266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82" calcext:value-type="float">
            <text:p>0.001982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07" calcext:value-type="float">
            <text:p>0.009307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79" calcext:value-type="float">
            <text:p>0.001979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287" calcext:value-type="float">
            <text:p>0.009287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74" calcext:value-type="float">
            <text:p>0.001974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2"/>
          <table:table-cell table:style-name="ce11"/>
          <table:table-cell table:style-name="ce16"/>
          <table:table-cell table:style-name="ce20"/>
          <table:table-cell table:style-name="ce16"/>
          <table:table-cell table:style-name="ce20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4" calcext:value-type="float">
            <text:p>0.001194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3" calcext:value-type="float">
            <text:p>0.000273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662" calcext:value-type="float">
            <text:p>0.001662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4" calcext:value-type="float">
            <text:p>0.000274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7" calcext:value-type="float">
            <text:p>0.001197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84" calcext:value-type="float">
            <text:p>0.000284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8" calcext:value-type="float">
            <text:p>0.001198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4" calcext:value-type="float">
            <text:p>0.000274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02" calcext:value-type="float">
            <text:p>0.001202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3" calcext:value-type="float">
            <text:p>0.000273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03" calcext:value-type="float">
            <text:p>0.001203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3" calcext:value-type="float">
            <text:p>0.000273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1559" calcext:value-type="float">
            <text:p>0.015590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2003" calcext:value-type="float">
            <text:p>0.002003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03" calcext:value-type="float">
            <text:p>0.009303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77" calcext:value-type="float">
            <text:p>0.001977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298" calcext:value-type="float">
            <text:p>0.009298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81" calcext:value-type="float">
            <text:p>0.001981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405" calcext:value-type="float">
            <text:p>0.009405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79" calcext:value-type="float">
            <text:p>0.001979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29" calcext:value-type="float">
            <text:p>0.009290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89" calcext:value-type="float">
            <text:p>0.001989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297" calcext:value-type="float">
            <text:p>0.009297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9" calcext:value-type="float">
            <text:p>0.001990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4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Using</text:p>
          </table:table-cell>
          <table:table-cell table:style-name="ce2"/>
          <table:table-cell table:style-name="ce9" office:value-type="string" calcext:value-type="string">
            <text:p>|Matrix| </text:p>
          </table:table-cell>
          <table:table-cell table:style-name="ce14" office:value-type="string" calcext:value-type="string">
            <text:p>Time / manual </text:p>
          </table:table-cell>
          <table:table-cell table:style-name="ce18" office:value-type="string" calcext:value-type="string">
            <text:p>Inf Norm / manual </text:p>
          </table:table-cell>
          <table:table-cell table:style-name="ce14" office:value-type="string" calcext:value-type="string">
            <text:p>Time / dgemm </text:p>
          </table:table-cell>
          <table:table-cell table:style-name="ce18" office:value-type="string" calcext:value-type="string">
            <text:p>Inf Norm / dgemm 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9" calcext:value-type="float">
            <text:p>0.001199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5" calcext:value-type="float">
            <text:p>0.000275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742" calcext:value-type="float">
            <text:p>0.001742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9" calcext:value-type="float">
            <text:p>0.000279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5" calcext:value-type="float">
            <text:p>0.001195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8" calcext:value-type="float">
            <text:p>0.000278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499" calcext:value-type="float">
            <text:p>0.009499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92" calcext:value-type="float">
            <text:p>0.001992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15" calcext:value-type="float">
            <text:p>0.009315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2046" calcext:value-type="float">
            <text:p>0.002046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298" calcext:value-type="float">
            <text:p>0.009298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2074" calcext:value-type="float">
            <text:p>0.002074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24745" calcext:value-type="float">
            <text:p>3.247450</text:p>
          </table:table-cell>
          <table:table-cell table:style-name="ce19" office:value-type="float" office:value="8117937" calcext:value-type="float">
            <text:p>8,117,937.0</text:p>
          </table:table-cell>
          <table:table-cell table:style-name="ce15" office:value-type="float" office:value="0.653315" calcext:value-type="float">
            <text:p>0.653315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119148" calcext:value-type="float">
            <text:p>3.119148</text:p>
          </table:table-cell>
          <table:table-cell table:style-name="ce19" office:value-type="float" office:value="8117937" calcext:value-type="float">
            <text:p>8,117,937.0</text:p>
          </table:table-cell>
          <table:table-cell table:style-name="ce15" office:value-type="float" office:value="0.651457" calcext:value-type="float">
            <text:p>0.651457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311281" calcext:value-type="float">
            <text:p>3.311281</text:p>
          </table:table-cell>
          <table:table-cell table:style-name="ce19" office:value-type="float" office:value="8117937" calcext:value-type="float">
            <text:p>8,117,937.0</text:p>
          </table:table-cell>
          <table:table-cell table:style-name="ce15" office:value-type="float" office:value="0.651434" calcext:value-type="float">
            <text:p>0.651434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91983" calcext:value-type="float">
            <text:p>3.091983</text:p>
          </table:table-cell>
          <table:table-cell table:style-name="ce19" office:value-type="float" office:value="8117937" calcext:value-type="float">
            <text:p>8,117,937.0</text:p>
          </table:table-cell>
          <table:table-cell table:style-name="ce15" office:value-type="float" office:value="0.652713" calcext:value-type="float">
            <text:p>0.652713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251307" calcext:value-type="float">
            <text:p>20.251307</text:p>
          </table:table-cell>
          <table:table-cell table:style-name="ce19" office:value-type="float" office:value="31896067" calcext:value-type="float">
            <text:p>31,896,067.0</text:p>
          </table:table-cell>
          <table:table-cell table:style-name="ce15" office:value-type="float" office:value="5.214984" calcext:value-type="float">
            <text:p>5.214984</text:p>
          </table:table-cell>
          <table:table-cell table:style-name="ce19" office:value-type="float" office:value="31896067" calcext:value-type="float">
            <text:p>31,896,06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300947" calcext:value-type="float">
            <text:p>20.300947</text:p>
          </table:table-cell>
          <table:table-cell table:style-name="ce19" office:value-type="float" office:value="31896067" calcext:value-type="float">
            <text:p>31,896,067.0</text:p>
          </table:table-cell>
          <table:table-cell table:style-name="ce15" office:value-type="float" office:value="5.213675" calcext:value-type="float">
            <text:p>5.213675</text:p>
          </table:table-cell>
          <table:table-cell table:style-name="ce19" office:value-type="float" office:value="31896067" calcext:value-type="float">
            <text:p>31,896,06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192011" calcext:value-type="float">
            <text:p>20.192011</text:p>
          </table:table-cell>
          <table:table-cell table:style-name="ce19" office:value-type="float" office:value="31896067" calcext:value-type="float">
            <text:p>31,896,067.0</text:p>
          </table:table-cell>
          <table:table-cell table:style-name="ce15" office:value-type="float" office:value="5.229068" calcext:value-type="float">
            <text:p>5.229068</text:p>
          </table:table-cell>
          <table:table-cell table:style-name="ce19" office:value-type="float" office:value="31896067" calcext:value-type="float">
            <text:p>31,896,06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505856" calcext:value-type="float">
            <text:p>20.505856</text:p>
          </table:table-cell>
          <table:table-cell table:style-name="ce19" office:value-type="float" office:value="31896067" calcext:value-type="float">
            <text:p>31,896,067.0</text:p>
          </table:table-cell>
          <table:table-cell table:style-name="ce15" office:value-type="float" office:value="5.217558" calcext:value-type="float">
            <text:p>5.217558</text:p>
          </table:table-cell>
          <table:table-cell table:style-name="ce19" office:value-type="float" office:value="31896067" calcext:value-type="float">
            <text:p>31,896,067.0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2"/>
          <table:table-cell table:style-name="ce11"/>
          <table:table-cell table:style-name="ce16"/>
          <table:table-cell table:style-name="ce20"/>
          <table:table-cell table:style-name="ce16"/>
          <table:table-cell table:style-name="ce20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4" calcext:value-type="float">
            <text:p>0.001194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3" calcext:value-type="float">
            <text:p>0.000273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5" calcext:value-type="float">
            <text:p>0.001195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4" calcext:value-type="float">
            <text:p>0.000274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05" calcext:value-type="float">
            <text:p>0.001205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5" calcext:value-type="float">
            <text:p>0.000275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27" calcext:value-type="float">
            <text:p>0.009327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91" calcext:value-type="float">
            <text:p>0.001991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24" calcext:value-type="float">
            <text:p>0.009324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1989" calcext:value-type="float">
            <text:p>0.001989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38" calcext:value-type="float">
            <text:p>0.009338</text:p>
          </table:table-cell>
          <table:table-cell table:style-name="ce19" office:value-type="float" office:value="353266" calcext:value-type="float">
            <text:p>353,266.0</text:p>
          </table:table-cell>
          <table:table-cell table:style-name="ce15" office:value-type="float" office:value="0.002017" calcext:value-type="float">
            <text:p>0.002017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55617" calcext:value-type="float">
            <text:p>3.055617</text:p>
          </table:table-cell>
          <table:table-cell table:style-name="ce19" office:value-type="float" office:value="8117937" calcext:value-type="float">
            <text:p>8,117,937.0</text:p>
          </table:table-cell>
          <table:table-cell table:style-name="ce15" office:value-type="float" office:value="0.647558" calcext:value-type="float">
            <text:p>0.647558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79544" calcext:value-type="float">
            <text:p>3.079544</text:p>
          </table:table-cell>
          <table:table-cell table:style-name="ce19" office:value-type="float" office:value="8117937" calcext:value-type="float">
            <text:p>8,117,937.0</text:p>
          </table:table-cell>
          <table:table-cell table:style-name="ce15" office:value-type="float" office:value="0.64764" calcext:value-type="float">
            <text:p>0.647640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75784" calcext:value-type="float">
            <text:p>3.075784</text:p>
          </table:table-cell>
          <table:table-cell table:style-name="ce19" office:value-type="float" office:value="8117937" calcext:value-type="float">
            <text:p>8,117,937.0</text:p>
          </table:table-cell>
          <table:table-cell table:style-name="ce15" office:value-type="float" office:value="0.64756" calcext:value-type="float">
            <text:p>0.647560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79752" calcext:value-type="float">
            <text:p>3.079752</text:p>
          </table:table-cell>
          <table:table-cell table:style-name="ce19" office:value-type="float" office:value="8117937" calcext:value-type="float">
            <text:p>8,117,937.0</text:p>
          </table:table-cell>
          <table:table-cell table:style-name="ce15" office:value-type="float" office:value="0.646994" calcext:value-type="float">
            <text:p>0.646994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499682" calcext:value-type="float">
            <text:p>20.499682</text:p>
          </table:table-cell>
          <table:table-cell table:style-name="ce19" office:value-type="float" office:value="31896067" calcext:value-type="float">
            <text:p>31,896,067.0</text:p>
          </table:table-cell>
          <table:table-cell table:style-name="ce15" office:value-type="float" office:value="5.126204" calcext:value-type="float">
            <text:p>5.126204</text:p>
          </table:table-cell>
          <table:table-cell table:style-name="ce19" office:value-type="float" office:value="31896067" calcext:value-type="float">
            <text:p>31,896,06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19.939184" calcext:value-type="float">
            <text:p>19.939184</text:p>
          </table:table-cell>
          <table:table-cell table:style-name="ce19" office:value-type="float" office:value="31896067" calcext:value-type="float">
            <text:p>31,896,067.0</text:p>
          </table:table-cell>
          <table:table-cell table:style-name="ce15" office:value-type="float" office:value="5.101704" calcext:value-type="float">
            <text:p>5.101704</text:p>
          </table:table-cell>
          <table:table-cell table:style-name="ce19" office:value-type="float" office:value="31896067" calcext:value-type="float">
            <text:p>31,896,06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639626" calcext:value-type="float">
            <text:p>20.639626</text:p>
          </table:table-cell>
          <table:table-cell table:style-name="ce19" office:value-type="float" office:value="31896067" calcext:value-type="float">
            <text:p>31,896,067.0</text:p>
          </table:table-cell>
          <table:table-cell table:style-name="ce15" office:value-type="float" office:value="5.305914" calcext:value-type="float">
            <text:p>5.305914</text:p>
          </table:table-cell>
          <table:table-cell table:style-name="ce19" office:value-type="float" office:value="31896067" calcext:value-type="float">
            <text:p>31,896,06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272806" calcext:value-type="float">
            <text:p>20.272806</text:p>
          </table:table-cell>
          <table:table-cell table:style-name="ce19" office:value-type="float" office:value="31896067" calcext:value-type="float">
            <text:p>31,896,067.0</text:p>
          </table:table-cell>
          <table:table-cell table:style-name="ce15" office:value-type="float" office:value="5.207787" calcext:value-type="float">
            <text:p>5.207787</text:p>
          </table:table-cell>
          <table:table-cell table:style-name="ce19" office:value-type="float" office:value="31896067" calcext:value-type="float">
            <text:p>31,896,067.0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4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Using</text:p>
          </table:table-cell>
          <table:table-cell table:style-name="ce2"/>
          <table:table-cell table:style-name="ce9" office:value-type="string" calcext:value-type="string">
            <text:p>|Matrix| </text:p>
          </table:table-cell>
          <table:table-cell table:style-name="ce14" office:value-type="string" calcext:value-type="string">
            <text:p>Time / manual </text:p>
          </table:table-cell>
          <table:table-cell table:style-name="ce18" office:value-type="string" calcext:value-type="string">
            <text:p>Inf Norm / manual </text:p>
          </table:table-cell>
          <table:table-cell table:style-name="ce14" office:value-type="string" calcext:value-type="string">
            <text:p>Time / dgemm </text:p>
          </table:table-cell>
          <table:table-cell table:style-name="ce18" office:value-type="string" calcext:value-type="string">
            <text:p>Inf Norm / dgemm 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4" calcext:value-type="float">
            <text:p>0.001194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5" calcext:value-type="float">
            <text:p>0.000275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5" calcext:value-type="float">
            <text:p>0.001195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7" calcext:value-type="float">
            <text:p>0.000277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2" calcext:value-type="float">
            <text:p>0.001192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9" calcext:value-type="float">
            <text:p>0.000279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297" calcext:value-type="float">
            <text:p>0.009297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84" calcext:value-type="float">
            <text:p>0.001984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48" calcext:value-type="float">
            <text:p>0.009348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83" calcext:value-type="float">
            <text:p>0.001983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267" calcext:value-type="float">
            <text:p>0.009267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76" calcext:value-type="float">
            <text:p>0.001976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80425" calcext:value-type="float">
            <text:p>3.080425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style-name="ce15" office:value-type="float" office:value="0.641401" calcext:value-type="float">
            <text:p>0.641401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112705" calcext:value-type="float">
            <text:p>3.112705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style-name="ce15" office:value-type="float" office:value="0.641102" calcext:value-type="float">
            <text:p>0.641102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82249" calcext:value-type="float">
            <text:p>3.082249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style-name="ce15" office:value-type="float" office:value="0.640499" calcext:value-type="float">
            <text:p>0.640499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81559" calcext:value-type="float">
            <text:p>3.081559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style-name="ce15" office:value-type="float" office:value="0.644471" calcext:value-type="float">
            <text:p>0.644471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073517" calcext:value-type="float">
            <text:p>20.073517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style-name="ce15" office:value-type="float" office:value="5.152608" calcext:value-type="float">
            <text:p>5.152608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013564" calcext:value-type="float">
            <text:p>20.013564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style-name="ce15" office:value-type="float" office:value="5.123747" calcext:value-type="float">
            <text:p>5.123747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607161" calcext:value-type="float">
            <text:p>20.607161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style-name="ce15" office:value-type="float" office:value="5.152919" calcext:value-type="float">
            <text:p>5.152919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096499" calcext:value-type="float">
            <text:p>20.096499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style-name="ce15" office:value-type="float" office:value="5.164086" calcext:value-type="float">
            <text:p>5.164086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2"/>
          <table:table-cell table:style-name="ce11"/>
          <table:table-cell table:style-name="ce16"/>
          <table:table-cell table:style-name="ce20"/>
          <table:table-cell table:style-name="ce16"/>
          <table:table-cell table:style-name="ce20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22" calcext:value-type="float">
            <text:p>0.001222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4" calcext:value-type="float">
            <text:p>0.000274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" calcext:value-type="float">
            <text:p>0.001200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4" calcext:value-type="float">
            <text:p>0.000274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08" calcext:value-type="float">
            <text:p>0.001208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8" calcext:value-type="float">
            <text:p>0.000278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6" calcext:value-type="float">
            <text:p>0.009360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93" calcext:value-type="float">
            <text:p>0.001993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315" calcext:value-type="float">
            <text:p>0.009315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91" calcext:value-type="float">
            <text:p>0.001991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9289" calcext:value-type="float">
            <text:p>0.009289</text:p>
          </table:table-cell>
          <table:table-cell table:style-name="ce19" office:value-type="float" office:value="25502500" calcext:value-type="float">
            <text:p>25,502,500.0</text:p>
          </table:table-cell>
          <table:table-cell table:style-name="ce15" office:value-type="float" office:value="0.001983" calcext:value-type="float">
            <text:p>0.001983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416" calcext:value-type="float">
            <text:p>3.041600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style-name="ce15" office:value-type="float" office:value="0.645565" calcext:value-type="float">
            <text:p>0.645565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16396" calcext:value-type="float">
            <text:p>3.163960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style-name="ce15" office:value-type="float" office:value="0.644723" calcext:value-type="float">
            <text:p>0.644723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78707" calcext:value-type="float">
            <text:p>3.078707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style-name="ce15" office:value-type="float" office:value="0.640226" calcext:value-type="float">
            <text:p>0.640226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76091" calcext:value-type="float">
            <text:p>3.076091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style-name="ce15" office:value-type="float" office:value="0.643444" calcext:value-type="float">
            <text:p>0.643444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266145" calcext:value-type="float">
            <text:p>20.266145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style-name="ce15" office:value-type="float" office:value="5.121193" calcext:value-type="float">
            <text:p>5.121193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055608" calcext:value-type="float">
            <text:p>20.055608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style-name="ce15" office:value-type="float" office:value="5.103926" calcext:value-type="float">
            <text:p>5.103926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19.965258" calcext:value-type="float">
            <text:p>19.965258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style-name="ce15" office:value-type="float" office:value="5.144229" calcext:value-type="float">
            <text:p>5.144229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19.876712" calcext:value-type="float">
            <text:p>19.876712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style-name="ce15" office:value-type="float" office:value="5.094854" calcext:value-type="float">
            <text:p>5.094854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Using</text:p>
          </table:table-cell>
          <table:table-cell table:style-name="ce2"/>
          <table:table-cell table:style-name="ce9" office:value-type="string" calcext:value-type="string">
            <text:p>|Matrix| </text:p>
          </table:table-cell>
          <table:table-cell table:style-name="ce14" office:value-type="string" calcext:value-type="string">
            <text:p>Time / manual </text:p>
          </table:table-cell>
          <table:table-cell table:style-name="ce18" office:value-type="string" calcext:value-type="string">
            <text:p>Inf Norm / manual </text:p>
          </table:table-cell>
          <table:table-cell table:style-name="ce14" office:value-type="string" calcext:value-type="string">
            <text:p>Time / dgemm </text:p>
          </table:table-cell>
          <table:table-cell table:style-name="ce18" office:value-type="string" calcext:value-type="string">
            <text:p>Inf Norm / dgemm 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299" calcext:value-type="float">
            <text:p>0.001299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307" calcext:value-type="float">
            <text:p>0.000307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50" calcext:value-type="float">
            <text:p>150</text:p>
          </table:table-cell>
          <table:table-cell table:style-name="ce15" office:value-type="float" office:value="0.037241" calcext:value-type="float">
            <text:p>0.037241</text:p>
          </table:table-cell>
          <table:table-cell table:style-name="ce19" office:value-type="float" office:value="772112" calcext:value-type="float">
            <text:p>772,112.0</text:p>
          </table:table-cell>
          <table:table-cell table:style-name="ce15" office:value-type="float" office:value="0.007939" calcext:value-type="float">
            <text:p>0.007939</text:p>
          </table:table-cell>
          <table:table-cell table:style-name="ce19" office:value-type="float" office:value="772112" calcext:value-type="float">
            <text:p>772,11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200" calcext:value-type="float">
            <text:p>200</text:p>
          </table:table-cell>
          <table:table-cell table:style-name="ce15" office:value-type="float" office:value="0.124785" calcext:value-type="float">
            <text:p>0.124785</text:p>
          </table:table-cell>
          <table:table-cell table:style-name="ce19" office:value-type="float" office:value="1322244" calcext:value-type="float">
            <text:p>1,322,244.0</text:p>
          </table:table-cell>
          <table:table-cell table:style-name="ce15" office:value-type="float" office:value="0.025349" calcext:value-type="float">
            <text:p>0.025349</text:p>
          </table:table-cell>
          <table:table-cell table:style-name="ce19" office:value-type="float" office:value="1322244" calcext:value-type="float">
            <text:p>1,322,244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250" calcext:value-type="float">
            <text:p>250</text:p>
          </table:table-cell>
          <table:table-cell table:style-name="ce15" office:value-type="float" office:value="0.341618" calcext:value-type="float">
            <text:p>0.341618</text:p>
          </table:table-cell>
          <table:table-cell table:style-name="ce19" office:value-type="float" office:value="2081836" calcext:value-type="float">
            <text:p>2,081,836.0</text:p>
          </table:table-cell>
          <table:table-cell table:style-name="ce15" office:value-type="float" office:value="0.064024" calcext:value-type="float">
            <text:p>0.064024</text:p>
          </table:table-cell>
          <table:table-cell table:style-name="ce19" office:value-type="float" office:value="2081836" calcext:value-type="float">
            <text:p>2,081,83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300" calcext:value-type="float">
            <text:p>300</text:p>
          </table:table-cell>
          <table:table-cell table:style-name="ce15" office:value-type="float" office:value="0.612026" calcext:value-type="float">
            <text:p>0.612026</text:p>
          </table:table-cell>
          <table:table-cell table:style-name="ce19" office:value-type="float" office:value="3011393" calcext:value-type="float">
            <text:p>3,011,393.0</text:p>
          </table:table-cell>
          <table:table-cell table:style-name="ce15" office:value-type="float" office:value="0.132935" calcext:value-type="float">
            <text:p>0.132935</text:p>
          </table:table-cell>
          <table:table-cell table:style-name="ce19" office:value-type="float" office:value="3011393" calcext:value-type="float">
            <text:p>3,011,393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350" calcext:value-type="float">
            <text:p>350</text:p>
          </table:table-cell>
          <table:table-cell table:style-name="ce15" office:value-type="float" office:value="0.986115" calcext:value-type="float">
            <text:p>0.986115</text:p>
          </table:table-cell>
          <table:table-cell table:style-name="ce19" office:value-type="float" office:value="4095433" calcext:value-type="float">
            <text:p>4,095,433.0</text:p>
          </table:table-cell>
          <table:table-cell table:style-name="ce15" office:value-type="float" office:value="0.222378" calcext:value-type="float">
            <text:p>0.222378</text:p>
          </table:table-cell>
          <table:table-cell table:style-name="ce19" office:value-type="float" office:value="4095433" calcext:value-type="float">
            <text:p>4,095,433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400" calcext:value-type="float">
            <text:p>400</text:p>
          </table:table-cell>
          <table:table-cell table:style-name="ce15" office:value-type="float" office:value="1.081713" calcext:value-type="float">
            <text:p>1.081713</text:p>
          </table:table-cell>
          <table:table-cell table:style-name="ce19" office:value-type="float" office:value="5225598" calcext:value-type="float">
            <text:p>5,225,598.0</text:p>
          </table:table-cell>
          <table:table-cell table:style-name="ce15" office:value-type="float" office:value="0.330024" calcext:value-type="float">
            <text:p>0.330024</text:p>
          </table:table-cell>
          <table:table-cell table:style-name="ce19" office:value-type="float" office:value="5225598" calcext:value-type="float">
            <text:p>5,225,598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450" calcext:value-type="float">
            <text:p>450</text:p>
          </table:table-cell>
          <table:table-cell table:style-name="ce15" office:value-type="float" office:value="2.224804" calcext:value-type="float">
            <text:p>2.224804</text:p>
          </table:table-cell>
          <table:table-cell table:style-name="ce19" office:value-type="float" office:value="6598115" calcext:value-type="float">
            <text:p>6,598,115.0</text:p>
          </table:table-cell>
          <table:table-cell table:style-name="ce15" office:value-type="float" office:value="0.469677" calcext:value-type="float">
            <text:p>0.469677</text:p>
          </table:table-cell>
          <table:table-cell table:style-name="ce19" office:value-type="float" office:value="6598115" calcext:value-type="float">
            <text:p>6,598,11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155695" calcext:value-type="float">
            <text:p>3.155695</text:p>
          </table:table-cell>
          <table:table-cell table:style-name="ce19" office:value-type="float" office:value="8117937" calcext:value-type="float">
            <text:p>8,117,937.0</text:p>
          </table:table-cell>
          <table:table-cell table:style-name="ce15" office:value-type="float" office:value="0.646205" calcext:value-type="float">
            <text:p>0.646205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50" calcext:value-type="float">
            <text:p>550</text:p>
          </table:table-cell>
          <table:table-cell table:style-name="ce15" office:value-type="float" office:value="4.036771" calcext:value-type="float">
            <text:p>4.036771</text:p>
          </table:table-cell>
          <table:table-cell table:style-name="ce19" office:value-type="float" office:value="9746097" calcext:value-type="float">
            <text:p>9,746,097.0</text:p>
          </table:table-cell>
          <table:table-cell table:style-name="ce15" office:value-type="float" office:value="0.856691" calcext:value-type="float">
            <text:p>0.856691</text:p>
          </table:table-cell>
          <table:table-cell table:style-name="ce19" office:value-type="float" office:value="9746097" calcext:value-type="float">
            <text:p>9,746,09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600" calcext:value-type="float">
            <text:p>600</text:p>
          </table:table-cell>
          <table:table-cell table:style-name="ce15" office:value-type="float" office:value="4.280408" calcext:value-type="float">
            <text:p>4.280408</text:p>
          </table:table-cell>
          <table:table-cell table:style-name="ce19" office:value-type="float" office:value="11584750" calcext:value-type="float">
            <text:p>11,584,750.0</text:p>
          </table:table-cell>
          <table:table-cell table:style-name="ce15" office:value-type="float" office:value="1.107333" calcext:value-type="float">
            <text:p>1.107333</text:p>
          </table:table-cell>
          <table:table-cell table:style-name="ce19" office:value-type="float" office:value="11584750" calcext:value-type="float">
            <text:p>11,584,75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650" calcext:value-type="float">
            <text:p>650</text:p>
          </table:table-cell>
          <table:table-cell table:style-name="ce15" office:value-type="float" office:value="6.654927" calcext:value-type="float">
            <text:p>6.654927</text:p>
          </table:table-cell>
          <table:table-cell table:style-name="ce19" office:value-type="float" office:value="13574185" calcext:value-type="float">
            <text:p>13,574,185.0</text:p>
          </table:table-cell>
          <table:table-cell table:style-name="ce15" office:value-type="float" office:value="1.407244" calcext:value-type="float">
            <text:p>1.407244</text:p>
          </table:table-cell>
          <table:table-cell table:style-name="ce19" office:value-type="float" office:value="13574185" calcext:value-type="float">
            <text:p>13,574,18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700" calcext:value-type="float">
            <text:p>700</text:p>
          </table:table-cell>
          <table:table-cell table:style-name="ce15" office:value-type="float" office:value="8.415577" calcext:value-type="float">
            <text:p>8.415577</text:p>
          </table:table-cell>
          <table:table-cell table:style-name="ce19" office:value-type="float" office:value="15701890" calcext:value-type="float">
            <text:p>15,701,890.0</text:p>
          </table:table-cell>
          <table:table-cell table:style-name="ce15" office:value-type="float" office:value="1.757862" calcext:value-type="float">
            <text:p>1.757862</text:p>
          </table:table-cell>
          <table:table-cell table:style-name="ce19" office:value-type="float" office:value="15701890" calcext:value-type="float">
            <text:p>15,701,89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750" calcext:value-type="float">
            <text:p>750</text:p>
          </table:table-cell>
          <table:table-cell table:style-name="ce15" office:value-type="float" office:value="10.446816" calcext:value-type="float">
            <text:p>10.446816</text:p>
          </table:table-cell>
          <table:table-cell table:style-name="ce19" office:value-type="float" office:value="18100461" calcext:value-type="float">
            <text:p>18,100,461.0</text:p>
          </table:table-cell>
          <table:table-cell table:style-name="ce15" office:value-type="float" office:value="2.172926" calcext:value-type="float">
            <text:p>2.172926</text:p>
          </table:table-cell>
          <table:table-cell table:style-name="ce19" office:value-type="float" office:value="18100461" calcext:value-type="float">
            <text:p>18,100,461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800" calcext:value-type="float">
            <text:p>800</text:p>
          </table:table-cell>
          <table:table-cell table:style-name="ce15" office:value-type="float" office:value="10.34564" calcext:value-type="float">
            <text:p>10.345640</text:p>
          </table:table-cell>
          <table:table-cell table:style-name="ce19" office:value-type="float" office:value="20461090" calcext:value-type="float">
            <text:p>20,461,090.0</text:p>
          </table:table-cell>
          <table:table-cell table:style-name="ce15" office:value-type="float" office:value="2.631782" calcext:value-type="float">
            <text:p>2.631782</text:p>
          </table:table-cell>
          <table:table-cell table:style-name="ce19" office:value-type="float" office:value="20461090" calcext:value-type="float">
            <text:p>20,461,09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850" calcext:value-type="float">
            <text:p>850</text:p>
          </table:table-cell>
          <table:table-cell table:style-name="ce15" office:value-type="float" office:value="14.921297" calcext:value-type="float">
            <text:p>14.921297</text:p>
          </table:table-cell>
          <table:table-cell table:style-name="ce19" office:value-type="float" office:value="23321446" calcext:value-type="float">
            <text:p>23,321,446.0</text:p>
          </table:table-cell>
          <table:table-cell table:style-name="ce15" office:value-type="float" office:value="3.154325" calcext:value-type="float">
            <text:p>3.154325</text:p>
          </table:table-cell>
          <table:table-cell table:style-name="ce19" office:value-type="float" office:value="23321446" calcext:value-type="float">
            <text:p>23,321,44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900" calcext:value-type="float">
            <text:p>900</text:p>
          </table:table-cell>
          <table:table-cell table:style-name="ce15" office:value-type="float" office:value="18.114296" calcext:value-type="float">
            <text:p>18.114296</text:p>
          </table:table-cell>
          <table:table-cell table:style-name="ce19" office:value-type="float" office:value="25890261" calcext:value-type="float">
            <text:p>25,890,261.0</text:p>
          </table:table-cell>
          <table:table-cell table:style-name="ce15" office:value-type="float" office:value="3.742948" calcext:value-type="float">
            <text:p>3.742948</text:p>
          </table:table-cell>
          <table:table-cell table:style-name="ce19" office:value-type="float" office:value="25890261" calcext:value-type="float">
            <text:p>25,890,261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950" calcext:value-type="float">
            <text:p>950</text:p>
          </table:table-cell>
          <table:table-cell table:style-name="ce15" office:value-type="float" office:value="20.963989" calcext:value-type="float">
            <text:p>20.963989</text:p>
          </table:table-cell>
          <table:table-cell table:style-name="ce19" office:value-type="float" office:value="28863806" calcext:value-type="float">
            <text:p>28,863,806.0</text:p>
          </table:table-cell>
          <table:table-cell table:style-name="ce15" office:value-type="float" office:value="4.391238" calcext:value-type="float">
            <text:p>4.391238</text:p>
          </table:table-cell>
          <table:table-cell table:style-name="ce19" office:value-type="float" office:value="28863806" calcext:value-type="float">
            <text:p>28,863,80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036045" calcext:value-type="float">
            <text:p>20.036045</text:p>
          </table:table-cell>
          <table:table-cell table:style-name="ce19" office:value-type="float" office:value="31896067" calcext:value-type="float">
            <text:p>31,896,067.0</text:p>
          </table:table-cell>
          <table:table-cell table:style-name="ce15" office:value-type="float" office:value="5.10514" calcext:value-type="float">
            <text:p>5.105140</text:p>
          </table:table-cell>
          <table:table-cell table:style-name="ce19" office:value-type="float" office:value="31896067" calcext:value-type="float">
            <text:p>31,896,067.0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2"/>
          <table:table-cell table:style-name="ce11"/>
          <table:table-cell table:style-name="ce16"/>
          <table:table-cell table:style-name="ce20"/>
          <table:table-cell table:style-name="ce16"/>
          <table:table-cell table:style-name="ce20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8" calcext:value-type="float">
            <text:p>0.001198</text:p>
          </table:table-cell>
          <table:table-cell table:style-name="ce19" office:value-type="float" office:value="89502" calcext:value-type="float">
            <text:p>89,502.0</text:p>
          </table:table-cell>
          <table:table-cell table:style-name="ce15" office:value-type="float" office:value="0.000277" calcext:value-type="float">
            <text:p>0.000277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50" calcext:value-type="float">
            <text:p>150</text:p>
          </table:table-cell>
          <table:table-cell table:style-name="ce15" office:value-type="float" office:value="0.031242" calcext:value-type="float">
            <text:p>0.031242</text:p>
          </table:table-cell>
          <table:table-cell table:style-name="ce19" office:value-type="float" office:value="772112" calcext:value-type="float">
            <text:p>772,112.0</text:p>
          </table:table-cell>
          <table:table-cell table:style-name="ce15" office:value-type="float" office:value="0.006532" calcext:value-type="float">
            <text:p>0.006532</text:p>
          </table:table-cell>
          <table:table-cell table:style-name="ce19" office:value-type="float" office:value="772112" calcext:value-type="float">
            <text:p>772,112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200" calcext:value-type="float">
            <text:p>200</text:p>
          </table:table-cell>
          <table:table-cell table:style-name="ce15" office:value-type="float" office:value="0.094799" calcext:value-type="float">
            <text:p>0.094799</text:p>
          </table:table-cell>
          <table:table-cell table:style-name="ce19" office:value-type="float" office:value="1322244" calcext:value-type="float">
            <text:p>1,322,244.0</text:p>
          </table:table-cell>
          <table:table-cell table:style-name="ce15" office:value-type="float" office:value="0.016427" calcext:value-type="float">
            <text:p>0.016427</text:p>
          </table:table-cell>
          <table:table-cell table:style-name="ce19" office:value-type="float" office:value="1322244" calcext:value-type="float">
            <text:p>1,322,244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250" calcext:value-type="float">
            <text:p>250</text:p>
          </table:table-cell>
          <table:table-cell table:style-name="ce15" office:value-type="float" office:value="0.285936" calcext:value-type="float">
            <text:p>0.285936</text:p>
          </table:table-cell>
          <table:table-cell table:style-name="ce19" office:value-type="float" office:value="2081836" calcext:value-type="float">
            <text:p>2,081,836.0</text:p>
          </table:table-cell>
          <table:table-cell table:style-name="ce15" office:value-type="float" office:value="0.059638" calcext:value-type="float">
            <text:p>0.059638</text:p>
          </table:table-cell>
          <table:table-cell table:style-name="ce19" office:value-type="float" office:value="2081836" calcext:value-type="float">
            <text:p>2,081,83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300" calcext:value-type="float">
            <text:p>300</text:p>
          </table:table-cell>
          <table:table-cell table:style-name="ce15" office:value-type="float" office:value="0.597465" calcext:value-type="float">
            <text:p>0.597465</text:p>
          </table:table-cell>
          <table:table-cell table:style-name="ce19" office:value-type="float" office:value="3011393" calcext:value-type="float">
            <text:p>3,011,393.0</text:p>
          </table:table-cell>
          <table:table-cell table:style-name="ce15" office:value-type="float" office:value="0.133201" calcext:value-type="float">
            <text:p>0.133201</text:p>
          </table:table-cell>
          <table:table-cell table:style-name="ce19" office:value-type="float" office:value="3011393" calcext:value-type="float">
            <text:p>3,011,393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350" calcext:value-type="float">
            <text:p>350</text:p>
          </table:table-cell>
          <table:table-cell table:style-name="ce15" office:value-type="float" office:value="0.996649" calcext:value-type="float">
            <text:p>0.996649</text:p>
          </table:table-cell>
          <table:table-cell table:style-name="ce19" office:value-type="float" office:value="4095433" calcext:value-type="float">
            <text:p>4,095,433.0</text:p>
          </table:table-cell>
          <table:table-cell table:style-name="ce15" office:value-type="float" office:value="0.223727" calcext:value-type="float">
            <text:p>0.223727</text:p>
          </table:table-cell>
          <table:table-cell table:style-name="ce19" office:value-type="float" office:value="4095433" calcext:value-type="float">
            <text:p>4,095,433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400" calcext:value-type="float">
            <text:p>400</text:p>
          </table:table-cell>
          <table:table-cell table:style-name="ce15" office:value-type="float" office:value="1.081898" calcext:value-type="float">
            <text:p>1.081898</text:p>
          </table:table-cell>
          <table:table-cell table:style-name="ce19" office:value-type="float" office:value="5225598" calcext:value-type="float">
            <text:p>5,225,598.0</text:p>
          </table:table-cell>
          <table:table-cell table:style-name="ce15" office:value-type="float" office:value="0.331603" calcext:value-type="float">
            <text:p>0.331603</text:p>
          </table:table-cell>
          <table:table-cell table:style-name="ce19" office:value-type="float" office:value="5225598" calcext:value-type="float">
            <text:p>5,225,598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450" calcext:value-type="float">
            <text:p>450</text:p>
          </table:table-cell>
          <table:table-cell table:style-name="ce15" office:value-type="float" office:value="2.195723" calcext:value-type="float">
            <text:p>2.195723</text:p>
          </table:table-cell>
          <table:table-cell table:style-name="ce19" office:value-type="float" office:value="6598115" calcext:value-type="float">
            <text:p>6,598,115.0</text:p>
          </table:table-cell>
          <table:table-cell table:style-name="ce15" office:value-type="float" office:value="0.47405" calcext:value-type="float">
            <text:p>0.474050</text:p>
          </table:table-cell>
          <table:table-cell table:style-name="ce19" office:value-type="float" office:value="6598115" calcext:value-type="float">
            <text:p>6,598,11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51341" calcext:value-type="float">
            <text:p>3.051341</text:p>
          </table:table-cell>
          <table:table-cell table:style-name="ce19" office:value-type="float" office:value="8117937" calcext:value-type="float">
            <text:p>8,117,937.0</text:p>
          </table:table-cell>
          <table:table-cell table:style-name="ce15" office:value-type="float" office:value="0.647024" calcext:value-type="float">
            <text:p>0.647024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550" calcext:value-type="float">
            <text:p>550</text:p>
          </table:table-cell>
          <table:table-cell table:style-name="ce15" office:value-type="float" office:value="4.164886" calcext:value-type="float">
            <text:p>4.164886</text:p>
          </table:table-cell>
          <table:table-cell table:style-name="ce19" office:value-type="float" office:value="9746097" calcext:value-type="float">
            <text:p>9,746,097.0</text:p>
          </table:table-cell>
          <table:table-cell table:style-name="ce15" office:value-type="float" office:value="0.862614" calcext:value-type="float">
            <text:p>0.862614</text:p>
          </table:table-cell>
          <table:table-cell table:style-name="ce19" office:value-type="float" office:value="9746097" calcext:value-type="float">
            <text:p>9,746,097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600" calcext:value-type="float">
            <text:p>600</text:p>
          </table:table-cell>
          <table:table-cell table:style-name="ce15" office:value-type="float" office:value="4.426588" calcext:value-type="float">
            <text:p>4.426588</text:p>
          </table:table-cell>
          <table:table-cell table:style-name="ce19" office:value-type="float" office:value="11584750" calcext:value-type="float">
            <text:p>11,584,750.0</text:p>
          </table:table-cell>
          <table:table-cell table:style-name="ce15" office:value-type="float" office:value="1.114165" calcext:value-type="float">
            <text:p>1.114165</text:p>
          </table:table-cell>
          <table:table-cell table:style-name="ce19" office:value-type="float" office:value="11584750" calcext:value-type="float">
            <text:p>11,584,75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650" calcext:value-type="float">
            <text:p>650</text:p>
          </table:table-cell>
          <table:table-cell table:style-name="ce15" office:value-type="float" office:value="6.704661" calcext:value-type="float">
            <text:p>6.704661</text:p>
          </table:table-cell>
          <table:table-cell table:style-name="ce19" office:value-type="float" office:value="13574185" calcext:value-type="float">
            <text:p>13,574,185.0</text:p>
          </table:table-cell>
          <table:table-cell table:style-name="ce15" office:value-type="float" office:value="1.412377" calcext:value-type="float">
            <text:p>1.412377</text:p>
          </table:table-cell>
          <table:table-cell table:style-name="ce19" office:value-type="float" office:value="13574185" calcext:value-type="float">
            <text:p>13,574,18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700" calcext:value-type="float">
            <text:p>700</text:p>
          </table:table-cell>
          <table:table-cell table:style-name="ce15" office:value-type="float" office:value="8.479324" calcext:value-type="float">
            <text:p>8.479324</text:p>
          </table:table-cell>
          <table:table-cell table:style-name="ce19" office:value-type="float" office:value="15701890" calcext:value-type="float">
            <text:p>15,701,890.0</text:p>
          </table:table-cell>
          <table:table-cell table:style-name="ce15" office:value-type="float" office:value="1.76106" calcext:value-type="float">
            <text:p>1.761060</text:p>
          </table:table-cell>
          <table:table-cell table:style-name="ce19" office:value-type="float" office:value="15701890" calcext:value-type="float">
            <text:p>15,701,89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750" calcext:value-type="float">
            <text:p>750</text:p>
          </table:table-cell>
          <table:table-cell table:style-name="ce15" office:value-type="float" office:value="10.389538" calcext:value-type="float">
            <text:p>10.389538</text:p>
          </table:table-cell>
          <table:table-cell table:style-name="ce19" office:value-type="float" office:value="18100461" calcext:value-type="float">
            <text:p>18,100,461.0</text:p>
          </table:table-cell>
          <table:table-cell table:style-name="ce15" office:value-type="float" office:value="2.169991" calcext:value-type="float">
            <text:p>2.169991</text:p>
          </table:table-cell>
          <table:table-cell table:style-name="ce19" office:value-type="float" office:value="18100461" calcext:value-type="float">
            <text:p>18,100,461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800" calcext:value-type="float">
            <text:p>800</text:p>
          </table:table-cell>
          <table:table-cell table:style-name="ce15" office:value-type="float" office:value="10.622015" calcext:value-type="float">
            <text:p>10.622015</text:p>
          </table:table-cell>
          <table:table-cell table:style-name="ce19" office:value-type="float" office:value="20461090" calcext:value-type="float">
            <text:p>20,461,090.0</text:p>
          </table:table-cell>
          <table:table-cell table:style-name="ce15" office:value-type="float" office:value="2.646453" calcext:value-type="float">
            <text:p>2.646453</text:p>
          </table:table-cell>
          <table:table-cell table:style-name="ce19" office:value-type="float" office:value="20461090" calcext:value-type="float">
            <text:p>20,461,09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850" calcext:value-type="float">
            <text:p>850</text:p>
          </table:table-cell>
          <table:table-cell table:style-name="ce15" office:value-type="float" office:value="15.084184" calcext:value-type="float">
            <text:p>15.084184</text:p>
          </table:table-cell>
          <table:table-cell table:style-name="ce19" office:value-type="float" office:value="23321446" calcext:value-type="float">
            <text:p>23,321,446.0</text:p>
          </table:table-cell>
          <table:table-cell table:style-name="ce15" office:value-type="float" office:value="3.156021" calcext:value-type="float">
            <text:p>3.156021</text:p>
          </table:table-cell>
          <table:table-cell table:style-name="ce19" office:value-type="float" office:value="23321446" calcext:value-type="float">
            <text:p>23,321,44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900" calcext:value-type="float">
            <text:p>900</text:p>
          </table:table-cell>
          <table:table-cell table:style-name="ce15" office:value-type="float" office:value="18.183891" calcext:value-type="float">
            <text:p>18.183891</text:p>
          </table:table-cell>
          <table:table-cell table:style-name="ce19" office:value-type="float" office:value="25890261" calcext:value-type="float">
            <text:p>25,890,261.0</text:p>
          </table:table-cell>
          <table:table-cell table:style-name="ce15" office:value-type="float" office:value="3.751744" calcext:value-type="float">
            <text:p>3.751744</text:p>
          </table:table-cell>
          <table:table-cell table:style-name="ce19" office:value-type="float" office:value="25890261" calcext:value-type="float">
            <text:p>25,890,261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950" calcext:value-type="float">
            <text:p>950</text:p>
          </table:table-cell>
          <table:table-cell table:style-name="ce15" office:value-type="float" office:value="21.633958" calcext:value-type="float">
            <text:p>21.633958</text:p>
          </table:table-cell>
          <table:table-cell table:style-name="ce19" office:value-type="float" office:value="28863806" calcext:value-type="float">
            <text:p>28,863,806.0</text:p>
          </table:table-cell>
          <table:table-cell table:style-name="ce15" office:value-type="float" office:value="4.388081" calcext:value-type="float">
            <text:p>4.388081</text:p>
          </table:table-cell>
          <table:table-cell table:style-name="ce19" office:value-type="float" office:value="28863806" calcext:value-type="float">
            <text:p>28,863,806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r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132292" calcext:value-type="float">
            <text:p>20.132292</text:p>
          </table:table-cell>
          <table:table-cell table:style-name="ce19" office:value-type="float" office:value="31896067" calcext:value-type="float">
            <text:p>31,896,067.0</text:p>
          </table:table-cell>
          <table:table-cell table:style-name="ce15" office:value-type="float" office:value="5.122467" calcext:value-type="float">
            <text:p>5.122467</text:p>
          </table:table-cell>
          <table:table-cell table:style-name="ce19" office:value-type="float" office:value="31896067" calcext:value-type="float">
            <text:p>31,896,067.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3"/>
          <table:table-cell table:style-name="ce7" table:number-columns-repeated="6"/>
          <table:table-cell table:number-columns-repeated="1014"/>
        </table:table-row>
        <table:table-row table:style-name="ro3">
          <table:table-cell table:style-name="ce3"/>
          <table:table-cell table:style-name="ce4" office:value-type="string" calcext:value-type="string">
            <text:p>Using</text:p>
          </table:table-cell>
          <table:table-cell table:style-name="ce2"/>
          <table:table-cell table:style-name="ce9" office:value-type="string" calcext:value-type="string">
            <text:p>|Matrix| </text:p>
          </table:table-cell>
          <table:table-cell table:style-name="ce14" office:value-type="string" calcext:value-type="string">
            <text:p>Time / manual </text:p>
          </table:table-cell>
          <table:table-cell table:style-name="ce18" office:value-type="string" calcext:value-type="string">
            <text:p>Inf Norm / manual </text:p>
          </table:table-cell>
          <table:table-cell table:style-name="ce14" office:value-type="string" calcext:value-type="string">
            <text:p>Time / dgemm </text:p>
          </table:table-cell>
          <table:table-cell table:style-name="ce18" office:value-type="string" calcext:value-type="string">
            <text:p>Inf Norm / dgemm 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3" calcext:value-type="float">
            <text:p>0.001193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2" calcext:value-type="float">
            <text:p>0.000272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50" calcext:value-type="float">
            <text:p>150</text:p>
          </table:table-cell>
          <table:table-cell table:style-name="ce15" office:value-type="float" office:value="0.062508" calcext:value-type="float">
            <text:p>0.062508</text:p>
          </table:table-cell>
          <table:table-cell table:style-name="ce19" office:value-type="float" office:value="128255625" calcext:value-type="float">
            <text:p>128,255,625.0</text:p>
          </table:table-cell>
          <table:table-cell table:style-name="ce15" office:value-type="float" office:value="0.006597" calcext:value-type="float">
            <text:p>0.006597</text:p>
          </table:table-cell>
          <table:table-cell table:style-name="ce19" office:value-type="float" office:value="128255625" calcext:value-type="float">
            <text:p>128,25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200" calcext:value-type="float">
            <text:p>200</text:p>
          </table:table-cell>
          <table:table-cell table:style-name="ce15" office:value-type="float" office:value="0.093369" calcext:value-type="float">
            <text:p>0.093369</text:p>
          </table:table-cell>
          <table:table-cell table:style-name="ce19" office:value-type="float" office:value="404010000" calcext:value-type="float">
            <text:p>404,010,000.0</text:p>
          </table:table-cell>
          <table:table-cell table:style-name="ce15" office:value-type="float" office:value="0.01668" calcext:value-type="float">
            <text:p>0.016680</text:p>
          </table:table-cell>
          <table:table-cell table:style-name="ce19" office:value-type="float" office:value="404010000" calcext:value-type="float">
            <text:p>404,01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250" calcext:value-type="float">
            <text:p>250</text:p>
          </table:table-cell>
          <table:table-cell table:style-name="ce15" office:value-type="float" office:value="0.35237" calcext:value-type="float">
            <text:p>0.352370</text:p>
          </table:table-cell>
          <table:table-cell table:style-name="ce19" office:value-type="float" office:value="984390625" calcext:value-type="float">
            <text:p>984,390,625.0</text:p>
          </table:table-cell>
          <table:table-cell table:style-name="ce15" office:value-type="float" office:value="0.072505" calcext:value-type="float">
            <text:p>0.072505</text:p>
          </table:table-cell>
          <table:table-cell table:style-name="ce19" office:value-type="float" office:value="984390625" calcext:value-type="float">
            <text:p>984,390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300" calcext:value-type="float">
            <text:p>300</text:p>
          </table:table-cell>
          <table:table-cell table:style-name="ce15" office:value-type="float" office:value="0.652539" calcext:value-type="float">
            <text:p>0.652539</text:p>
          </table:table-cell>
          <table:table-cell table:style-name="ce19" office:value-type="float" office:value="2038522500" calcext:value-type="float">
            <text:p>2,038,522,500.0</text:p>
          </table:table-cell>
          <table:table-cell table:style-name="ce15" office:value-type="float" office:value="0.126024" calcext:value-type="float">
            <text:p>0.126024</text:p>
          </table:table-cell>
          <table:table-cell table:style-name="ce19" office:value-type="float" office:value="2038522500" calcext:value-type="float">
            <text:p>2,038,52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350" calcext:value-type="float">
            <text:p>350</text:p>
          </table:table-cell>
          <table:table-cell table:style-name="ce15" office:value-type="float" office:value="0.993798" calcext:value-type="float">
            <text:p>0.993798</text:p>
          </table:table-cell>
          <table:table-cell table:style-name="ce19" office:value-type="float" office:value="3773030625" calcext:value-type="float">
            <text:p>3,773,030,625.0</text:p>
          </table:table-cell>
          <table:table-cell table:style-name="ce15" office:value-type="float" office:value="0.21893" calcext:value-type="float">
            <text:p>0.218930</text:p>
          </table:table-cell>
          <table:table-cell table:style-name="ce19" office:value-type="float" office:value="3773030625" calcext:value-type="float">
            <text:p>3,773,030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400" calcext:value-type="float">
            <text:p>400</text:p>
          </table:table-cell>
          <table:table-cell table:style-name="ce15" office:value-type="float" office:value="1.0811" calcext:value-type="float">
            <text:p>1.081100</text:p>
          </table:table-cell>
          <table:table-cell table:style-name="ce19" office:value-type="float" office:value="6432040000" calcext:value-type="float">
            <text:p>6,432,040,000.0</text:p>
          </table:table-cell>
          <table:table-cell table:style-name="ce15" office:value-type="float" office:value="0.330587" calcext:value-type="float">
            <text:p>0.330587</text:p>
          </table:table-cell>
          <table:table-cell table:style-name="ce19" office:value-type="float" office:value="6432040000" calcext:value-type="float">
            <text:p>6,432,04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450" calcext:value-type="float">
            <text:p>450</text:p>
          </table:table-cell>
          <table:table-cell table:style-name="ce15" office:value-type="float" office:value="2.387546" calcext:value-type="float">
            <text:p>2.387546</text:p>
          </table:table-cell>
          <table:table-cell table:style-name="ce19" office:value-type="float" office:value="10297175625" calcext:value-type="float">
            <text:p>10,297,175,625.0</text:p>
          </table:table-cell>
          <table:table-cell table:style-name="ce15" office:value-type="float" office:value="0.476119" calcext:value-type="float">
            <text:p>0.476119</text:p>
          </table:table-cell>
          <table:table-cell table:style-name="ce19" office:value-type="float" office:value="10297175625" calcext:value-type="float">
            <text:p>10,297,17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82533" calcext:value-type="float">
            <text:p>3.082533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style-name="ce15" office:value-type="float" office:value="0.644611" calcext:value-type="float">
            <text:p>0.644611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50" calcext:value-type="float">
            <text:p>550</text:p>
          </table:table-cell>
          <table:table-cell table:style-name="ce15" office:value-type="float" office:value="4.249742" calcext:value-type="float">
            <text:p>4.249742</text:p>
          </table:table-cell>
          <table:table-cell table:style-name="ce19" office:value-type="float" office:value="22959825625" calcext:value-type="float">
            <text:p>22,959,825,625.0</text:p>
          </table:table-cell>
          <table:table-cell table:style-name="ce15" office:value-type="float" office:value="0.85886" calcext:value-type="float">
            <text:p>0.858860</text:p>
          </table:table-cell>
          <table:table-cell table:style-name="ce19" office:value-type="float" office:value="22959825625" calcext:value-type="float">
            <text:p>22,959,8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600" calcext:value-type="float">
            <text:p>600</text:p>
          </table:table-cell>
          <table:table-cell table:style-name="ce15" office:value-type="float" office:value="4.298823" calcext:value-type="float">
            <text:p>4.298823</text:p>
          </table:table-cell>
          <table:table-cell table:style-name="ce19" office:value-type="float" office:value="32508090000" calcext:value-type="float">
            <text:p>32,508,090,000.0</text:p>
          </table:table-cell>
          <table:table-cell table:style-name="ce15" office:value-type="float" office:value="1.112652" calcext:value-type="float">
            <text:p>1.112652</text:p>
          </table:table-cell>
          <table:table-cell table:style-name="ce19" office:value-type="float" office:value="32508090000" calcext:value-type="float">
            <text:p>32,508,09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650" calcext:value-type="float">
            <text:p>650</text:p>
          </table:table-cell>
          <table:table-cell table:style-name="ce15" office:value-type="float" office:value="6.642814" calcext:value-type="float">
            <text:p>6.642814</text:p>
          </table:table-cell>
          <table:table-cell table:style-name="ce19" office:value-type="float" office:value="44763980625" calcext:value-type="float">
            <text:p>44,763,980,625.0</text:p>
          </table:table-cell>
          <table:table-cell table:style-name="ce15" office:value-type="float" office:value="1.421403" calcext:value-type="float">
            <text:p>1.421403</text:p>
          </table:table-cell>
          <table:table-cell table:style-name="ce19" office:value-type="float" office:value="44763980625" calcext:value-type="float">
            <text:p>44,763,980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700" calcext:value-type="float">
            <text:p>700</text:p>
          </table:table-cell>
          <table:table-cell table:style-name="ce15" office:value-type="float" office:value="8.440308" calcext:value-type="float">
            <text:p>8.440308</text:p>
          </table:table-cell>
          <table:table-cell table:style-name="ce19" office:value-type="float" office:value="60196622500" calcext:value-type="float">
            <text:p>60,196,622,500.0</text:p>
          </table:table-cell>
          <table:table-cell table:style-name="ce15" office:value-type="float" office:value="1.762349" calcext:value-type="float">
            <text:p>1.762349</text:p>
          </table:table-cell>
          <table:table-cell table:style-name="ce19" office:value-type="float" office:value="60196622500" calcext:value-type="float">
            <text:p>60,196,62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750" calcext:value-type="float">
            <text:p>750</text:p>
          </table:table-cell>
          <table:table-cell table:style-name="ce15" office:value-type="float" office:value="10.307231" calcext:value-type="float">
            <text:p>10.307231</text:p>
          </table:table-cell>
          <table:table-cell table:style-name="ce19" office:value-type="float" office:value="79312640625" calcext:value-type="float">
            <text:p>79,312,640,625.0</text:p>
          </table:table-cell>
          <table:table-cell table:style-name="ce15" office:value-type="float" office:value="2.180169" calcext:value-type="float">
            <text:p>2.180169</text:p>
          </table:table-cell>
          <table:table-cell table:style-name="ce19" office:value-type="float" office:value="79312640625" calcext:value-type="float">
            <text:p>79,312,640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800" calcext:value-type="float">
            <text:p>800</text:p>
          </table:table-cell>
          <table:table-cell table:style-name="ce15" office:value-type="float" office:value="9.210082" calcext:value-type="float">
            <text:p>9.210082</text:p>
          </table:table-cell>
          <table:table-cell table:style-name="ce19" office:value-type="float" office:value="102656160000" calcext:value-type="float">
            <text:p>102,656,160,000.0</text:p>
          </table:table-cell>
          <table:table-cell table:style-name="ce15" office:value-type="float" office:value="2.662343" calcext:value-type="float">
            <text:p>2.662343</text:p>
          </table:table-cell>
          <table:table-cell table:style-name="ce19" office:value-type="float" office:value="102656160000" calcext:value-type="float">
            <text:p>102,656,16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850" calcext:value-type="float">
            <text:p>850</text:p>
          </table:table-cell>
          <table:table-cell table:style-name="ce15" office:value-type="float" office:value="15.091394" calcext:value-type="float">
            <text:p>15.091394</text:p>
          </table:table-cell>
          <table:table-cell table:style-name="ce19" office:value-type="float" office:value="130808805625" calcext:value-type="float">
            <text:p>130,808,805,625.0</text:p>
          </table:table-cell>
          <table:table-cell table:style-name="ce15" office:value-type="float" office:value="3.157122" calcext:value-type="float">
            <text:p>3.157122</text:p>
          </table:table-cell>
          <table:table-cell table:style-name="ce19" office:value-type="float" office:value="130808805625" calcext:value-type="float">
            <text:p>130,808,80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900" calcext:value-type="float">
            <text:p>900</text:p>
          </table:table-cell>
          <table:table-cell table:style-name="ce15" office:value-type="float" office:value="18.004254" calcext:value-type="float">
            <text:p>18.004254</text:p>
          </table:table-cell>
          <table:table-cell table:style-name="ce19" office:value-type="float" office:value="164389702500" calcext:value-type="float">
            <text:p>164,389,702,500.0</text:p>
          </table:table-cell>
          <table:table-cell table:style-name="ce15" office:value-type="float" office:value="3.754617" calcext:value-type="float">
            <text:p>3.754617</text:p>
          </table:table-cell>
          <table:table-cell table:style-name="ce19" office:value-type="float" office:value="164389702500" calcext:value-type="float">
            <text:p>164,389,7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950" calcext:value-type="float">
            <text:p>950</text:p>
          </table:table-cell>
          <table:table-cell table:style-name="ce15" office:value-type="float" office:value="21.020247" calcext:value-type="float">
            <text:p>21.020247</text:p>
          </table:table-cell>
          <table:table-cell table:style-name="ce19" office:value-type="float" office:value="204055475625" calcext:value-type="float">
            <text:p>204,055,475,625.0</text:p>
          </table:table-cell>
          <table:table-cell table:style-name="ce15" office:value-type="float" office:value="4.394798" calcext:value-type="float">
            <text:p>4.394798</text:p>
          </table:table-cell>
          <table:table-cell table:style-name="ce19" office:value-type="float" office:value="204055475625" calcext:value-type="float">
            <text:p>204,055,47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269382" calcext:value-type="float">
            <text:p>20.269382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style-name="ce15" office:value-type="float" office:value="5.11727" calcext:value-type="float">
            <text:p>5.117270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2"/>
          <table:table-cell table:style-name="ce11"/>
          <table:table-cell table:style-name="ce16"/>
          <table:table-cell table:style-name="ce20"/>
          <table:table-cell table:style-name="ce16"/>
          <table:table-cell table:style-name="ce20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001194" calcext:value-type="float">
            <text:p>0.001194</text:p>
          </table:table-cell>
          <table:table-cell table:style-name="ce19" office:value-type="float" office:value="1625625" calcext:value-type="float">
            <text:p>1,625,625.0</text:p>
          </table:table-cell>
          <table:table-cell table:style-name="ce15" office:value-type="float" office:value="0.000273" calcext:value-type="float">
            <text:p>0.000273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50" calcext:value-type="float">
            <text:p>150</text:p>
          </table:table-cell>
          <table:table-cell table:style-name="ce15" office:value-type="float" office:value="0.031261" calcext:value-type="float">
            <text:p>0.031261</text:p>
          </table:table-cell>
          <table:table-cell table:style-name="ce19" office:value-type="float" office:value="128255625" calcext:value-type="float">
            <text:p>128,255,625.0</text:p>
          </table:table-cell>
          <table:table-cell table:style-name="ce15" office:value-type="float" office:value="0.006626" calcext:value-type="float">
            <text:p>0.006626</text:p>
          </table:table-cell>
          <table:table-cell table:style-name="ce19" office:value-type="float" office:value="128255625" calcext:value-type="float">
            <text:p>128,25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200" calcext:value-type="float">
            <text:p>200</text:p>
          </table:table-cell>
          <table:table-cell table:style-name="ce15" office:value-type="float" office:value="0.110694" calcext:value-type="float">
            <text:p>0.110694</text:p>
          </table:table-cell>
          <table:table-cell table:style-name="ce19" office:value-type="float" office:value="404010000" calcext:value-type="float">
            <text:p>404,010,000.0</text:p>
          </table:table-cell>
          <table:table-cell table:style-name="ce15" office:value-type="float" office:value="0.015637" calcext:value-type="float">
            <text:p>0.015637</text:p>
          </table:table-cell>
          <table:table-cell table:style-name="ce19" office:value-type="float" office:value="404010000" calcext:value-type="float">
            <text:p>404,01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250" calcext:value-type="float">
            <text:p>250</text:p>
          </table:table-cell>
          <table:table-cell table:style-name="ce15" office:value-type="float" office:value="0.293485" calcext:value-type="float">
            <text:p>0.293485</text:p>
          </table:table-cell>
          <table:table-cell table:style-name="ce19" office:value-type="float" office:value="984390625" calcext:value-type="float">
            <text:p>984,390,625.0</text:p>
          </table:table-cell>
          <table:table-cell table:style-name="ce15" office:value-type="float" office:value="0.060926" calcext:value-type="float">
            <text:p>0.060926</text:p>
          </table:table-cell>
          <table:table-cell table:style-name="ce19" office:value-type="float" office:value="984390625" calcext:value-type="float">
            <text:p>984,390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300" calcext:value-type="float">
            <text:p>300</text:p>
          </table:table-cell>
          <table:table-cell table:style-name="ce15" office:value-type="float" office:value="0.651598" calcext:value-type="float">
            <text:p>0.651598</text:p>
          </table:table-cell>
          <table:table-cell table:style-name="ce19" office:value-type="float" office:value="2038522500" calcext:value-type="float">
            <text:p>2,038,522,500.0</text:p>
          </table:table-cell>
          <table:table-cell table:style-name="ce15" office:value-type="float" office:value="0.147015" calcext:value-type="float">
            <text:p>0.147015</text:p>
          </table:table-cell>
          <table:table-cell table:style-name="ce19" office:value-type="float" office:value="2038522500" calcext:value-type="float">
            <text:p>2,038,52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350" calcext:value-type="float">
            <text:p>350</text:p>
          </table:table-cell>
          <table:table-cell table:style-name="ce15" office:value-type="float" office:value="1.101349" calcext:value-type="float">
            <text:p>1.101349</text:p>
          </table:table-cell>
          <table:table-cell table:style-name="ce19" office:value-type="float" office:value="3773030625" calcext:value-type="float">
            <text:p>3,773,030,625.0</text:p>
          </table:table-cell>
          <table:table-cell table:style-name="ce15" office:value-type="float" office:value="0.250406" calcext:value-type="float">
            <text:p>0.250406</text:p>
          </table:table-cell>
          <table:table-cell table:style-name="ce19" office:value-type="float" office:value="3773030625" calcext:value-type="float">
            <text:p>3,773,030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400" calcext:value-type="float">
            <text:p>400</text:p>
          </table:table-cell>
          <table:table-cell table:style-name="ce15" office:value-type="float" office:value="1.085703" calcext:value-type="float">
            <text:p>1.085703</text:p>
          </table:table-cell>
          <table:table-cell table:style-name="ce19" office:value-type="float" office:value="6432040000" calcext:value-type="float">
            <text:p>6,432,040,000.0</text:p>
          </table:table-cell>
          <table:table-cell table:style-name="ce15" office:value-type="float" office:value="0.413507" calcext:value-type="float">
            <text:p>0.413507</text:p>
          </table:table-cell>
          <table:table-cell table:style-name="ce19" office:value-type="float" office:value="6432040000" calcext:value-type="float">
            <text:p>6,432,04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450" calcext:value-type="float">
            <text:p>450</text:p>
          </table:table-cell>
          <table:table-cell table:style-name="ce15" office:value-type="float" office:value="2.180051" calcext:value-type="float">
            <text:p>2.180051</text:p>
          </table:table-cell>
          <table:table-cell table:style-name="ce19" office:value-type="float" office:value="10297175625" calcext:value-type="float">
            <text:p>10,297,175,625.0</text:p>
          </table:table-cell>
          <table:table-cell table:style-name="ce15" office:value-type="float" office:value="0.47042" calcext:value-type="float">
            <text:p>0.470420</text:p>
          </table:table-cell>
          <table:table-cell table:style-name="ce19" office:value-type="float" office:value="10297175625" calcext:value-type="float">
            <text:p>10,297,17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00" calcext:value-type="float">
            <text:p>500</text:p>
          </table:table-cell>
          <table:table-cell table:style-name="ce15" office:value-type="float" office:value="3.079099" calcext:value-type="float">
            <text:p>3.079099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style-name="ce15" office:value-type="float" office:value="0.643537" calcext:value-type="float">
            <text:p>0.643537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550" calcext:value-type="float">
            <text:p>550</text:p>
          </table:table-cell>
          <table:table-cell table:style-name="ce15" office:value-type="float" office:value="4.220882" calcext:value-type="float">
            <text:p>4.220882</text:p>
          </table:table-cell>
          <table:table-cell table:style-name="ce19" office:value-type="float" office:value="22959825625" calcext:value-type="float">
            <text:p>22,959,825,625.0</text:p>
          </table:table-cell>
          <table:table-cell table:style-name="ce15" office:value-type="float" office:value="0.852399" calcext:value-type="float">
            <text:p>0.852399</text:p>
          </table:table-cell>
          <table:table-cell table:style-name="ce19" office:value-type="float" office:value="22959825625" calcext:value-type="float">
            <text:p>22,959,82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600" calcext:value-type="float">
            <text:p>600</text:p>
          </table:table-cell>
          <table:table-cell table:style-name="ce15" office:value-type="float" office:value="4.286083" calcext:value-type="float">
            <text:p>4.286083</text:p>
          </table:table-cell>
          <table:table-cell table:style-name="ce19" office:value-type="float" office:value="32508090000" calcext:value-type="float">
            <text:p>32,508,090,000.0</text:p>
          </table:table-cell>
          <table:table-cell table:style-name="ce15" office:value-type="float" office:value="1.106982" calcext:value-type="float">
            <text:p>1.106982</text:p>
          </table:table-cell>
          <table:table-cell table:style-name="ce19" office:value-type="float" office:value="32508090000" calcext:value-type="float">
            <text:p>32,508,09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650" calcext:value-type="float">
            <text:p>650</text:p>
          </table:table-cell>
          <table:table-cell table:style-name="ce15" office:value-type="float" office:value="6.674248" calcext:value-type="float">
            <text:p>6.674248</text:p>
          </table:table-cell>
          <table:table-cell table:style-name="ce19" office:value-type="float" office:value="44763980625" calcext:value-type="float">
            <text:p>44,763,980,625.0</text:p>
          </table:table-cell>
          <table:table-cell table:style-name="ce15" office:value-type="float" office:value="1.41218" calcext:value-type="float">
            <text:p>1.412180</text:p>
          </table:table-cell>
          <table:table-cell table:style-name="ce19" office:value-type="float" office:value="44763980625" calcext:value-type="float">
            <text:p>44,763,980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700" calcext:value-type="float">
            <text:p>700</text:p>
          </table:table-cell>
          <table:table-cell table:style-name="ce15" office:value-type="float" office:value="8.44092" calcext:value-type="float">
            <text:p>8.440920</text:p>
          </table:table-cell>
          <table:table-cell table:style-name="ce19" office:value-type="float" office:value="60196622500" calcext:value-type="float">
            <text:p>60,196,622,500.0</text:p>
          </table:table-cell>
          <table:table-cell table:style-name="ce15" office:value-type="float" office:value="1.765974" calcext:value-type="float">
            <text:p>1.765974</text:p>
          </table:table-cell>
          <table:table-cell table:style-name="ce19" office:value-type="float" office:value="60196622500" calcext:value-type="float">
            <text:p>60,196,62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750" calcext:value-type="float">
            <text:p>750</text:p>
          </table:table-cell>
          <table:table-cell table:style-name="ce15" office:value-type="float" office:value="10.329453" calcext:value-type="float">
            <text:p>10.329453</text:p>
          </table:table-cell>
          <table:table-cell table:style-name="ce19" office:value-type="float" office:value="79312640625" calcext:value-type="float">
            <text:p>79,312,640,625.0</text:p>
          </table:table-cell>
          <table:table-cell table:style-name="ce15" office:value-type="float" office:value="2.173019" calcext:value-type="float">
            <text:p>2.173019</text:p>
          </table:table-cell>
          <table:table-cell table:style-name="ce19" office:value-type="float" office:value="79312640625" calcext:value-type="float">
            <text:p>79,312,640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800" calcext:value-type="float">
            <text:p>800</text:p>
          </table:table-cell>
          <table:table-cell table:style-name="ce15" office:value-type="float" office:value="9.612526" calcext:value-type="float">
            <text:p>9.612526</text:p>
          </table:table-cell>
          <table:table-cell table:style-name="ce19" office:value-type="float" office:value="102656160000" calcext:value-type="float">
            <text:p>102,656,160,000.0</text:p>
          </table:table-cell>
          <table:table-cell table:style-name="ce15" office:value-type="float" office:value="2.622674" calcext:value-type="float">
            <text:p>2.622674</text:p>
          </table:table-cell>
          <table:table-cell table:style-name="ce19" office:value-type="float" office:value="102656160000" calcext:value-type="float">
            <text:p>102,656,160,0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850" calcext:value-type="float">
            <text:p>850</text:p>
          </table:table-cell>
          <table:table-cell table:style-name="ce15" office:value-type="float" office:value="15.167497" calcext:value-type="float">
            <text:p>15.167497</text:p>
          </table:table-cell>
          <table:table-cell table:style-name="ce19" office:value-type="float" office:value="130808805625" calcext:value-type="float">
            <text:p>130,808,805,625.0</text:p>
          </table:table-cell>
          <table:table-cell table:style-name="ce15" office:value-type="float" office:value="3.142448" calcext:value-type="float">
            <text:p>3.142448</text:p>
          </table:table-cell>
          <table:table-cell table:style-name="ce19" office:value-type="float" office:value="130808805625" calcext:value-type="float">
            <text:p>130,808,80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900" calcext:value-type="float">
            <text:p>900</text:p>
          </table:table-cell>
          <table:table-cell table:style-name="ce15" office:value-type="float" office:value="17.957808" calcext:value-type="float">
            <text:p>17.957808</text:p>
          </table:table-cell>
          <table:table-cell table:style-name="ce19" office:value-type="float" office:value="164389702500" calcext:value-type="float">
            <text:p>164,389,702,500.0</text:p>
          </table:table-cell>
          <table:table-cell table:style-name="ce15" office:value-type="float" office:value="3.728599" calcext:value-type="float">
            <text:p>3.728599</text:p>
          </table:table-cell>
          <table:table-cell table:style-name="ce19" office:value-type="float" office:value="164389702500" calcext:value-type="float">
            <text:p>164,389,702,500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950" calcext:value-type="float">
            <text:p>950</text:p>
          </table:table-cell>
          <table:table-cell table:style-name="ce15" office:value-type="float" office:value="20.988347" calcext:value-type="float">
            <text:p>20.988347</text:p>
          </table:table-cell>
          <table:table-cell table:style-name="ce19" office:value-type="float" office:value="204055475625" calcext:value-type="float">
            <text:p>204,055,475,625.0</text:p>
          </table:table-cell>
          <table:table-cell table:style-name="ce15" office:value-type="float" office:value="4.394569" calcext:value-type="float">
            <text:p>4.394569</text:p>
          </table:table-cell>
          <table:table-cell table:style-name="ce19" office:value-type="float" office:value="204055475625" calcext:value-type="float">
            <text:p>204,055,475,625.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./A2-pthreads-manual-cblas -i </text:p>
          </table:table-cell>
          <table:table-cell table:style-name="ce2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20.032625" calcext:value-type="float">
            <text:p>20.032625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style-name="ce15" office:value-type="float" office:value="5.418355" calcext:value-type="float">
            <text:p>5.418355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number-columns-repeated="1016"/>
        </table:table-row>
        <table:table-row table:style-name="ro1" table:number-rows-repeated="104837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olo" table:style-name="ta1">
        <table:table-column table:style-name="co1" table:default-cell-style-name="ce24"/>
        <table:table-column table:style-name="co7" table:default-cell-style-name="ce28"/>
        <table:table-column table:style-name="co1" table:default-cell-style-name="ce28"/>
        <table:table-column table:style-name="co4" table:number-columns-repeated="2" table:default-cell-style-name="ce29"/>
        <table:table-column table:style-name="co4" table:default-cell-style-name="ce39"/>
        <table:table-column table:style-name="co5" table:default-cell-style-name="ce43"/>
        <table:table-column table:style-name="co4" table:default-cell-style-name="ce39"/>
        <table:table-column table:style-name="co5" table:default-cell-style-name="ce43"/>
        <table:table-column table:style-name="co6" table:number-columns-repeated="1012" table:default-cell-style-name="ce24"/>
        <table:table-column table:style-name="co6" table:number-columns-repeated="3" table:default-cell-style-name="ce35"/>
        <table:table-row table:style-name="ro1">
          <table:table-cell table:style-name="ce22" table:number-columns-repeated="1021"/>
          <table:table-cell table:number-columns-repeated="3"/>
        </table:table-row>
        <table:table-row table:style-name="ro5">
          <table:table-cell table:style-name="ce23"/>
          <table:table-cell table:style-name="ce25" office:value-type="string" calcext:value-type="string">
            <text:p>Using</text:p>
          </table:table-cell>
          <table:table-cell table:style-name="ce30"/>
          <table:table-cell table:style-name="ce31" office:value-type="string" calcext:value-type="string">
            <text:p>|Matrix| </text:p>
          </table:table-cell>
          <table:table-cell table:style-name="ce31" office:value-type="string" calcext:value-type="string">
            <text:p>|Threads|</text:p>
          </table:table-cell>
          <table:table-cell table:style-name="ce36" office:value-type="string" calcext:value-type="string">
            <text:p>Time / manual </text:p>
          </table:table-cell>
          <table:table-cell table:style-name="ce40" office:value-type="string" calcext:value-type="string">
            <text:p>Inf Norm / manual </text:p>
          </table:table-cell>
          <table:table-cell table:style-name="ce36" office:value-type="string" calcext:value-type="string">
            <text:p>Time / pthreads </text:p>
          </table:table-cell>
          <table:table-cell table:style-name="ce40" office:value-type="string" calcext:value-type="string">
            <text:p>Inf Norm / pthreads </text:p>
          </table:table-cell>
          <table:table-cell table:style-name="ce23" table:number-columns-repeated="1012"/>
          <table:table-cell table:style-name="ce44" table:number-columns-repeated="3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7"/>
          <table:table-cell table:style-name="ce24"/>
          <table:table-cell table:style-name="ce33" table:number-columns-repeated="2"/>
          <table:table-cell table:style-name="ce38"/>
          <table:table-cell table:style-name="ce42"/>
          <table:table-cell table:style-name="ce38"/>
          <table:table-cell table:style-name="ce42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4" table:number-columns-repeated="8"/>
          <table:table-cell table:number-columns-repeated="1015"/>
        </table:table-row>
        <table:table-row table:style-name="ro5">
          <table:table-cell/>
          <table:table-cell table:style-name="ce25" office:value-type="string" calcext:value-type="string">
            <text:p>Using</text:p>
          </table:table-cell>
          <table:table-cell table:style-name="ce24"/>
          <table:table-cell table:style-name="ce31" office:value-type="string" calcext:value-type="string">
            <text:p>|Matrix| </text:p>
          </table:table-cell>
          <table:table-cell table:style-name="ce31" office:value-type="string" calcext:value-type="string">
            <text:p>|Threads|</text:p>
          </table:table-cell>
          <table:table-cell table:style-name="ce36" office:value-type="string" calcext:value-type="string">
            <text:p>Time / manual </text:p>
          </table:table-cell>
          <table:table-cell table:style-name="ce40" office:value-type="string" calcext:value-type="string">
            <text:p>Inf Norm / manual </text:p>
          </table:table-cell>
          <table:table-cell table:style-name="ce36" office:value-type="string" calcext:value-type="string">
            <text:p>Time / pthreads </text:p>
          </table:table-cell>
          <table:table-cell table:style-name="ce40" office:value-type="string" calcext:value-type="string">
            <text:p>Inf Norm / pthreads </text:p>
          </table:table-cell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7"/>
          <table:table-cell table:style-name="ce24"/>
          <table:table-cell table:style-name="ce33" table:number-columns-repeated="2"/>
          <table:table-cell table:style-name="ce38"/>
          <table:table-cell table:style-name="ce42"/>
          <table:table-cell table:style-name="ce38"/>
          <table:table-cell table:style-name="ce42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4" table:number-columns-repeated="8"/>
          <table:table-cell table:number-columns-repeated="1015"/>
        </table:table-row>
        <table:table-row table:style-name="ro6">
          <table:table-cell/>
          <table:table-cell table:style-name="ce25" office:value-type="string" calcext:value-type="string">
            <text:p>Using</text:p>
          </table:table-cell>
          <table:table-cell table:style-name="ce24"/>
          <table:table-cell table:style-name="ce31" office:value-type="string" calcext:value-type="string">
            <text:p>|Matrix| </text:p>
          </table:table-cell>
          <table:table-cell table:style-name="ce31" office:value-type="string" calcext:value-type="string">
            <text:p>|Threads|</text:p>
          </table:table-cell>
          <table:table-cell table:style-name="ce36" office:value-type="string" calcext:value-type="string">
            <text:p>Time / manual </text:p>
          </table:table-cell>
          <table:table-cell table:style-name="ce40" office:value-type="string" calcext:value-type="string">
            <text:p>Inf Norm / manual </text:p>
          </table:table-cell>
          <table:table-cell table:style-name="ce36" office:value-type="string" calcext:value-type="string">
            <text:p>Time / pthreads </text:p>
          </table:table-cell>
          <table:table-cell table:style-name="ce40" office:value-type="string" calcext:value-type="string">
            <text:p>Inf Norm / pthreads </text:p>
          </table:table-cell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0" calcext:value-type="float">
            <text:p>5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0" calcext:value-type="float">
            <text:p>5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0" calcext:value-type="float">
            <text:p>5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0" calcext:value-type="float">
            <text:p>5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0" calcext:value-type="float">
            <text:p>10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0" calcext:value-type="float">
            <text:p>10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0" calcext:value-type="float">
            <text:p>10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0" calcext:value-type="float">
            <text:p>10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7"/>
          <table:table-cell table:style-name="ce24"/>
          <table:table-cell table:style-name="ce33" table:number-columns-repeated="2"/>
          <table:table-cell table:style-name="ce38"/>
          <table:table-cell table:style-name="ce42"/>
          <table:table-cell table:style-name="ce38"/>
          <table:table-cell table:style-name="ce42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0" calcext:value-type="float">
            <text:p>5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0" calcext:value-type="float">
            <text:p>5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0" calcext:value-type="float">
            <text:p>5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0" calcext:value-type="float">
            <text:p>5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0" calcext:value-type="float">
            <text:p>10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0" calcext:value-type="float">
            <text:p>10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0" calcext:value-type="float">
            <text:p>10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000" calcext:value-type="float">
            <text:p>10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4" table:number-columns-repeated="8"/>
          <table:table-cell table:number-columns-repeated="1015"/>
        </table:table-row>
        <table:table-row table:style-name="ro5">
          <table:table-cell/>
          <table:table-cell table:style-name="ce25" office:value-type="string" calcext:value-type="string">
            <text:p>Using</text:p>
          </table:table-cell>
          <table:table-cell table:style-name="ce24"/>
          <table:table-cell table:style-name="ce31" office:value-type="string" calcext:value-type="string">
            <text:p>|Matrix| </text:p>
          </table:table-cell>
          <table:table-cell table:style-name="ce31" office:value-type="string" calcext:value-type="string">
            <text:p>|Threads|</text:p>
          </table:table-cell>
          <table:table-cell table:style-name="ce36" office:value-type="string" calcext:value-type="string">
            <text:p>Time / manual </text:p>
          </table:table-cell>
          <table:table-cell table:style-name="ce40" office:value-type="string" calcext:value-type="string">
            <text:p>Inf Norm / manual </text:p>
          </table:table-cell>
          <table:table-cell table:style-name="ce36" office:value-type="string" calcext:value-type="string">
            <text:p>Time / pthreads </text:p>
          </table:table-cell>
          <table:table-cell table:style-name="ce40" office:value-type="string" calcext:value-type="string">
            <text:p>Inf Norm / pthreads </text:p>
          </table:table-cell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0" calcext:value-type="float">
            <text:p>5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0" calcext:value-type="float">
            <text:p>5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0" calcext:value-type="float">
            <text:p>5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0" calcext:value-type="float">
            <text:p>5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0" calcext:value-type="float">
            <text:p>10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0" calcext:value-type="float">
            <text:p>10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0" calcext:value-type="float">
            <text:p>10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0" calcext:value-type="float">
            <text:p>10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7"/>
          <table:table-cell table:style-name="ce24"/>
          <table:table-cell table:style-name="ce33" table:number-columns-repeated="2"/>
          <table:table-cell table:style-name="ce38"/>
          <table:table-cell table:style-name="ce42"/>
          <table:table-cell table:style-name="ce38"/>
          <table:table-cell table:style-name="ce42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0" calcext:value-type="float">
            <text:p>5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0" calcext:value-type="float">
            <text:p>5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0" calcext:value-type="float">
            <text:p>5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0" calcext:value-type="float">
            <text:p>5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0" calcext:value-type="float">
            <text:p>10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0" calcext:value-type="float">
            <text:p>10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0" calcext:value-type="float">
            <text:p>10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000" calcext:value-type="float">
            <text:p>1000</text:p>
          </table:table-cell>
          <table:table-cell table:style-name="ce32"/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 table:number-columns-repeated="2"/>
          <table:table-cell table:style-name="ce24"/>
          <table:table-cell table:number-columns-repeated="1021"/>
        </table:table-row>
        <table:table-row table:style-name="ro7">
          <table:table-cell/>
          <table:table-cell table:style-name="ce25" office:value-type="string" calcext:value-type="string">
            <text:p>Using</text:p>
          </table:table-cell>
          <table:table-cell table:style-name="ce24"/>
          <table:table-cell table:style-name="ce31" office:value-type="string" calcext:value-type="string">
            <text:p>|Matrix| </text:p>
          </table:table-cell>
          <table:table-cell table:style-name="ce31" office:value-type="string" calcext:value-type="string">
            <text:p>|Threads|</text:p>
          </table:table-cell>
          <table:table-cell table:style-name="ce36" office:value-type="string" calcext:value-type="string">
            <text:p>Time / manual </text:p>
          </table:table-cell>
          <table:table-cell table:style-name="ce40" office:value-type="string" calcext:value-type="string">
            <text:p>Inf Norm / manual </text:p>
          </table:table-cell>
          <table:table-cell table:style-name="ce36" office:value-type="string" calcext:value-type="string">
            <text:p>Time / dgemm </text:p>
          </table:table-cell>
          <table:table-cell table:style-name="ce40" office:value-type="string" calcext:value-type="string">
            <text:p>Inf Norm / dgemm </text:p>
          </table:table-cell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0" calcext:value-type="float">
            <text:p>1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0" calcext:value-type="float">
            <text:p>1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20]+50" office:value-type="float" office:value="200" calcext:value-type="float">
            <text:p>200</text:p>
          </table:table-cell>
          <table:table-cell table:style-name="ce32" table:formula="of:=[.E119]+10" office:value-type="float" office:value="20" calcext:value-type="float">
            <text:p>2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21]+50" office:value-type="float" office:value="250" calcext:value-type="float">
            <text:p>250</text:p>
          </table:table-cell>
          <table:table-cell table:style-name="ce32" table:formula="of:=[.E120]+10" office:value-type="float" office:value="20" calcext:value-type="float">
            <text:p>2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22]+50" office:value-type="float" office:value="300" calcext:value-type="float">
            <text:p>300</text:p>
          </table:table-cell>
          <table:table-cell table:style-name="ce32" table:formula="of:=[.E121]+10" office:value-type="float" office:value="30" calcext:value-type="float">
            <text:p>3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23]+50" office:value-type="float" office:value="350" calcext:value-type="float">
            <text:p>350</text:p>
          </table:table-cell>
          <table:table-cell table:style-name="ce32" table:formula="of:=[.E122]+10" office:value-type="float" office:value="30" calcext:value-type="float">
            <text:p>3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24]+50" office:value-type="float" office:value="400" calcext:value-type="float">
            <text:p>400</text:p>
          </table:table-cell>
          <table:table-cell table:style-name="ce32" table:formula="of:=[.E123]+10" office:value-type="float" office:value="40" calcext:value-type="float">
            <text:p>4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25]+50" office:value-type="float" office:value="450" calcext:value-type="float">
            <text:p>450</text:p>
          </table:table-cell>
          <table:table-cell table:style-name="ce32" table:formula="of:=[.E124]+10" office:value-type="float" office:value="40" calcext:value-type="float">
            <text:p>4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26]+50" office:value-type="float" office:value="500" calcext:value-type="float">
            <text:p>500</text:p>
          </table:table-cell>
          <table:table-cell table:style-name="ce32" table:formula="of:=[.E125]+10" office:value-type="float" office:value="50" calcext:value-type="float">
            <text:p>5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27]+50" office:value-type="float" office:value="550" calcext:value-type="float">
            <text:p>550</text:p>
          </table:table-cell>
          <table:table-cell table:style-name="ce32" table:formula="of:=[.E126]+10" office:value-type="float" office:value="50" calcext:value-type="float">
            <text:p>5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28]+50" office:value-type="float" office:value="600" calcext:value-type="float">
            <text:p>600</text:p>
          </table:table-cell>
          <table:table-cell table:style-name="ce32" table:formula="of:=[.E127]+10" office:value-type="float" office:value="60" calcext:value-type="float">
            <text:p>6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29]+50" office:value-type="float" office:value="650" calcext:value-type="float">
            <text:p>650</text:p>
          </table:table-cell>
          <table:table-cell table:style-name="ce32" table:formula="of:=[.E128]+10" office:value-type="float" office:value="60" calcext:value-type="float">
            <text:p>6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30]+50" office:value-type="float" office:value="700" calcext:value-type="float">
            <text:p>700</text:p>
          </table:table-cell>
          <table:table-cell table:style-name="ce32" table:formula="of:=[.E129]+10" office:value-type="float" office:value="70" calcext:value-type="float">
            <text:p>7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31]+50" office:value-type="float" office:value="750" calcext:value-type="float">
            <text:p>750</text:p>
          </table:table-cell>
          <table:table-cell table:style-name="ce32" table:formula="of:=[.E130]+10" office:value-type="float" office:value="70" calcext:value-type="float">
            <text:p>7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32]+50" office:value-type="float" office:value="800" calcext:value-type="float">
            <text:p>800</text:p>
          </table:table-cell>
          <table:table-cell table:style-name="ce32" table:formula="of:=[.E131]+10" office:value-type="float" office:value="80" calcext:value-type="float">
            <text:p>8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33]+50" office:value-type="float" office:value="850" calcext:value-type="float">
            <text:p>850</text:p>
          </table:table-cell>
          <table:table-cell table:style-name="ce32" table:formula="of:=[.E132]+10" office:value-type="float" office:value="80" calcext:value-type="float">
            <text:p>8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34]+50" office:value-type="float" office:value="900" calcext:value-type="float">
            <text:p>900</text:p>
          </table:table-cell>
          <table:table-cell table:style-name="ce32" table:formula="of:=[.E133]+10" office:value-type="float" office:value="90" calcext:value-type="float">
            <text:p>9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35]+50" office:value-type="float" office:value="950" calcext:value-type="float">
            <text:p>950</text:p>
          </table:table-cell>
          <table:table-cell table:style-name="ce32" table:formula="of:=[.E134]+10" office:value-type="float" office:value="90" calcext:value-type="float">
            <text:p>9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36]+50" office:value-type="float" office:value="1000" calcext:value-type="float">
            <text:p>1000</text:p>
          </table:table-cell>
          <table:table-cell table:style-name="ce32" table:formula="of:=[.E135]+10" office:value-type="float" office:value="100" calcext:value-type="float">
            <text:p>10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7"/>
          <table:table-cell table:style-name="ce24"/>
          <table:table-cell table:style-name="ce33" table:number-columns-repeated="2"/>
          <table:table-cell table:style-name="ce38"/>
          <table:table-cell table:style-name="ce42"/>
          <table:table-cell table:style-name="ce38"/>
          <table:table-cell table:style-name="ce42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0" calcext:value-type="float">
            <text:p>1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0" calcext:value-type="float">
            <text:p>1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40]+50" office:value-type="float" office:value="200" calcext:value-type="float">
            <text:p>200</text:p>
          </table:table-cell>
          <table:table-cell table:style-name="ce32" table:formula="of:=[.E139]+10" office:value-type="float" office:value="20" calcext:value-type="float">
            <text:p>2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41]+50" office:value-type="float" office:value="250" calcext:value-type="float">
            <text:p>250</text:p>
          </table:table-cell>
          <table:table-cell table:style-name="ce32" table:formula="of:=[.E140]+10" office:value-type="float" office:value="20" calcext:value-type="float">
            <text:p>2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42]+50" office:value-type="float" office:value="300" calcext:value-type="float">
            <text:p>300</text:p>
          </table:table-cell>
          <table:table-cell table:style-name="ce32" table:formula="of:=[.E141]+10" office:value-type="float" office:value="30" calcext:value-type="float">
            <text:p>3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43]+50" office:value-type="float" office:value="350" calcext:value-type="float">
            <text:p>350</text:p>
          </table:table-cell>
          <table:table-cell table:style-name="ce32" table:formula="of:=[.E142]+10" office:value-type="float" office:value="30" calcext:value-type="float">
            <text:p>3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44]+50" office:value-type="float" office:value="400" calcext:value-type="float">
            <text:p>400</text:p>
          </table:table-cell>
          <table:table-cell table:style-name="ce32" table:formula="of:=[.E143]+10" office:value-type="float" office:value="40" calcext:value-type="float">
            <text:p>4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45]+50" office:value-type="float" office:value="450" calcext:value-type="float">
            <text:p>450</text:p>
          </table:table-cell>
          <table:table-cell table:style-name="ce32" table:formula="of:=[.E144]+10" office:value-type="float" office:value="40" calcext:value-type="float">
            <text:p>4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46]+50" office:value-type="float" office:value="500" calcext:value-type="float">
            <text:p>500</text:p>
          </table:table-cell>
          <table:table-cell table:style-name="ce32" table:formula="of:=[.E145]+10" office:value-type="float" office:value="50" calcext:value-type="float">
            <text:p>5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47]+50" office:value-type="float" office:value="550" calcext:value-type="float">
            <text:p>550</text:p>
          </table:table-cell>
          <table:table-cell table:style-name="ce32" table:formula="of:=[.E146]+10" office:value-type="float" office:value="50" calcext:value-type="float">
            <text:p>5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48]+50" office:value-type="float" office:value="600" calcext:value-type="float">
            <text:p>600</text:p>
          </table:table-cell>
          <table:table-cell table:style-name="ce32" table:formula="of:=[.E147]+10" office:value-type="float" office:value="60" calcext:value-type="float">
            <text:p>6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49]+50" office:value-type="float" office:value="650" calcext:value-type="float">
            <text:p>650</text:p>
          </table:table-cell>
          <table:table-cell table:style-name="ce32" table:formula="of:=[.E148]+10" office:value-type="float" office:value="60" calcext:value-type="float">
            <text:p>6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50]+50" office:value-type="float" office:value="700" calcext:value-type="float">
            <text:p>700</text:p>
          </table:table-cell>
          <table:table-cell table:style-name="ce32" table:formula="of:=[.E149]+10" office:value-type="float" office:value="70" calcext:value-type="float">
            <text:p>7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51]+50" office:value-type="float" office:value="750" calcext:value-type="float">
            <text:p>750</text:p>
          </table:table-cell>
          <table:table-cell table:style-name="ce32" table:formula="of:=[.E150]+10" office:value-type="float" office:value="70" calcext:value-type="float">
            <text:p>7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52]+50" office:value-type="float" office:value="800" calcext:value-type="float">
            <text:p>800</text:p>
          </table:table-cell>
          <table:table-cell table:style-name="ce32" table:formula="of:=[.E151]+10" office:value-type="float" office:value="80" calcext:value-type="float">
            <text:p>8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53]+50" office:value-type="float" office:value="850" calcext:value-type="float">
            <text:p>850</text:p>
          </table:table-cell>
          <table:table-cell table:style-name="ce32" table:formula="of:=[.E152]+10" office:value-type="float" office:value="80" calcext:value-type="float">
            <text:p>8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54]+50" office:value-type="float" office:value="900" calcext:value-type="float">
            <text:p>900</text:p>
          </table:table-cell>
          <table:table-cell table:style-name="ce32" table:formula="of:=[.E153]+10" office:value-type="float" office:value="90" calcext:value-type="float">
            <text:p>9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55]+50" office:value-type="float" office:value="950" calcext:value-type="float">
            <text:p>950</text:p>
          </table:table-cell>
          <table:table-cell table:style-name="ce32" table:formula="of:=[.E154]+10" office:value-type="float" office:value="90" calcext:value-type="float">
            <text:p>9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r </text:p>
          </table:table-cell>
          <table:table-cell table:style-name="ce24"/>
          <table:table-cell table:style-name="ce32" table:formula="of:=[.D156]+50" office:value-type="float" office:value="1000" calcext:value-type="float">
            <text:p>1000</text:p>
          </table:table-cell>
          <table:table-cell table:style-name="ce32" table:formula="of:=[.E155]+10" office:value-type="float" office:value="100" calcext:value-type="float">
            <text:p>10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28" table:number-columns-repeated="10"/>
          <table:table-cell table:number-columns-repeated="1011"/>
        </table:table-row>
        <table:table-row table:style-name="ro1">
          <table:table-cell table:number-columns-repeated="3"/>
          <table:table-cell table:style-name="ce34"/>
          <table:table-cell table:style-name="ce35"/>
          <table:table-cell table:style-name="ce28" table:number-columns-repeated="4"/>
          <table:table-cell table:number-columns-repeated="1015"/>
        </table:table-row>
        <table:table-row table:style-name="ro7">
          <table:table-cell/>
          <table:table-cell table:style-name="ce25" office:value-type="string" calcext:value-type="string">
            <text:p>Using</text:p>
          </table:table-cell>
          <table:table-cell table:style-name="ce24"/>
          <table:table-cell table:style-name="ce31" office:value-type="string" calcext:value-type="string">
            <text:p>|Matrix| </text:p>
          </table:table-cell>
          <table:table-cell table:style-name="ce31" office:value-type="string" calcext:value-type="string">
            <text:p>|Threads|</text:p>
          </table:table-cell>
          <table:table-cell table:style-name="ce36" office:value-type="string" calcext:value-type="string">
            <text:p>Time / manual </text:p>
          </table:table-cell>
          <table:table-cell table:style-name="ce40" office:value-type="string" calcext:value-type="string">
            <text:p>Inf Norm / manual </text:p>
          </table:table-cell>
          <table:table-cell table:style-name="ce36" office:value-type="string" calcext:value-type="string">
            <text:p>Time / dgemm </text:p>
          </table:table-cell>
          <table:table-cell table:style-name="ce40" office:value-type="string" calcext:value-type="string">
            <text:p>Inf Norm / dgemm </text:p>
          </table:table-cell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0" calcext:value-type="float">
            <text:p>1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0" calcext:value-type="float">
            <text:p>1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62]+50" office:value-type="float" office:value="200" calcext:value-type="float">
            <text:p>200</text:p>
          </table:table-cell>
          <table:table-cell table:style-name="ce32" table:formula="of:=[.E161]+10" office:value-type="float" office:value="20" calcext:value-type="float">
            <text:p>2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63]+50" office:value-type="float" office:value="250" calcext:value-type="float">
            <text:p>250</text:p>
          </table:table-cell>
          <table:table-cell table:style-name="ce32" table:formula="of:=[.E162]+10" office:value-type="float" office:value="20" calcext:value-type="float">
            <text:p>2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64]+50" office:value-type="float" office:value="300" calcext:value-type="float">
            <text:p>300</text:p>
          </table:table-cell>
          <table:table-cell table:style-name="ce32" table:formula="of:=[.E163]+10" office:value-type="float" office:value="30" calcext:value-type="float">
            <text:p>3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65]+50" office:value-type="float" office:value="350" calcext:value-type="float">
            <text:p>350</text:p>
          </table:table-cell>
          <table:table-cell table:style-name="ce32" table:formula="of:=[.E164]+10" office:value-type="float" office:value="30" calcext:value-type="float">
            <text:p>3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66]+50" office:value-type="float" office:value="400" calcext:value-type="float">
            <text:p>400</text:p>
          </table:table-cell>
          <table:table-cell table:style-name="ce32" table:formula="of:=[.E165]+10" office:value-type="float" office:value="40" calcext:value-type="float">
            <text:p>4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67]+50" office:value-type="float" office:value="450" calcext:value-type="float">
            <text:p>450</text:p>
          </table:table-cell>
          <table:table-cell table:style-name="ce32" table:formula="of:=[.E166]+10" office:value-type="float" office:value="40" calcext:value-type="float">
            <text:p>4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68]+50" office:value-type="float" office:value="500" calcext:value-type="float">
            <text:p>500</text:p>
          </table:table-cell>
          <table:table-cell table:style-name="ce32" table:formula="of:=[.E167]+10" office:value-type="float" office:value="50" calcext:value-type="float">
            <text:p>5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69]+50" office:value-type="float" office:value="550" calcext:value-type="float">
            <text:p>550</text:p>
          </table:table-cell>
          <table:table-cell table:style-name="ce32" table:formula="of:=[.E168]+10" office:value-type="float" office:value="50" calcext:value-type="float">
            <text:p>5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70]+50" office:value-type="float" office:value="600" calcext:value-type="float">
            <text:p>600</text:p>
          </table:table-cell>
          <table:table-cell table:style-name="ce32" table:formula="of:=[.E169]+10" office:value-type="float" office:value="60" calcext:value-type="float">
            <text:p>6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71]+50" office:value-type="float" office:value="650" calcext:value-type="float">
            <text:p>650</text:p>
          </table:table-cell>
          <table:table-cell table:style-name="ce32" table:formula="of:=[.E170]+10" office:value-type="float" office:value="60" calcext:value-type="float">
            <text:p>6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72]+50" office:value-type="float" office:value="700" calcext:value-type="float">
            <text:p>700</text:p>
          </table:table-cell>
          <table:table-cell table:style-name="ce32" table:formula="of:=[.E171]+10" office:value-type="float" office:value="70" calcext:value-type="float">
            <text:p>7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73]+50" office:value-type="float" office:value="750" calcext:value-type="float">
            <text:p>750</text:p>
          </table:table-cell>
          <table:table-cell table:style-name="ce32" table:formula="of:=[.E172]+10" office:value-type="float" office:value="70" calcext:value-type="float">
            <text:p>7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74]+50" office:value-type="float" office:value="800" calcext:value-type="float">
            <text:p>800</text:p>
          </table:table-cell>
          <table:table-cell table:style-name="ce32" table:formula="of:=[.E173]+10" office:value-type="float" office:value="80" calcext:value-type="float">
            <text:p>8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75]+50" office:value-type="float" office:value="850" calcext:value-type="float">
            <text:p>850</text:p>
          </table:table-cell>
          <table:table-cell table:style-name="ce32" table:formula="of:=[.E174]+10" office:value-type="float" office:value="80" calcext:value-type="float">
            <text:p>8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76]+50" office:value-type="float" office:value="900" calcext:value-type="float">
            <text:p>900</text:p>
          </table:table-cell>
          <table:table-cell table:style-name="ce32" table:formula="of:=[.E175]+10" office:value-type="float" office:value="90" calcext:value-type="float">
            <text:p>9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77]+50" office:value-type="float" office:value="950" calcext:value-type="float">
            <text:p>950</text:p>
          </table:table-cell>
          <table:table-cell table:style-name="ce32" table:formula="of:=[.E176]+10" office:value-type="float" office:value="90" calcext:value-type="float">
            <text:p>9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78]+50" office:value-type="float" office:value="1000" calcext:value-type="float">
            <text:p>1000</text:p>
          </table:table-cell>
          <table:table-cell table:style-name="ce32" table:formula="of:=[.E177]+10" office:value-type="float" office:value="100" calcext:value-type="float">
            <text:p>10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7"/>
          <table:table-cell table:style-name="ce24"/>
          <table:table-cell table:style-name="ce33" table:number-columns-repeated="2"/>
          <table:table-cell table:style-name="ce38"/>
          <table:table-cell table:style-name="ce42"/>
          <table:table-cell table:style-name="ce38"/>
          <table:table-cell table:style-name="ce42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0" calcext:value-type="float">
            <text:p>1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0" calcext:value-type="float">
            <text:p>1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82]+50" office:value-type="float" office:value="200" calcext:value-type="float">
            <text:p>200</text:p>
          </table:table-cell>
          <table:table-cell table:style-name="ce32" table:formula="of:=[.E181]+10" office:value-type="float" office:value="20" calcext:value-type="float">
            <text:p>2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83]+50" office:value-type="float" office:value="250" calcext:value-type="float">
            <text:p>250</text:p>
          </table:table-cell>
          <table:table-cell table:style-name="ce32" table:formula="of:=[.E182]+10" office:value-type="float" office:value="20" calcext:value-type="float">
            <text:p>2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84]+50" office:value-type="float" office:value="300" calcext:value-type="float">
            <text:p>300</text:p>
          </table:table-cell>
          <table:table-cell table:style-name="ce32" table:formula="of:=[.E183]+10" office:value-type="float" office:value="30" calcext:value-type="float">
            <text:p>3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85]+50" office:value-type="float" office:value="350" calcext:value-type="float">
            <text:p>350</text:p>
          </table:table-cell>
          <table:table-cell table:style-name="ce32" table:formula="of:=[.E184]+10" office:value-type="float" office:value="30" calcext:value-type="float">
            <text:p>3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86]+50" office:value-type="float" office:value="400" calcext:value-type="float">
            <text:p>400</text:p>
          </table:table-cell>
          <table:table-cell table:style-name="ce32" table:formula="of:=[.E185]+10" office:value-type="float" office:value="40" calcext:value-type="float">
            <text:p>4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87]+50" office:value-type="float" office:value="450" calcext:value-type="float">
            <text:p>450</text:p>
          </table:table-cell>
          <table:table-cell table:style-name="ce32" table:formula="of:=[.E186]+10" office:value-type="float" office:value="40" calcext:value-type="float">
            <text:p>4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88]+50" office:value-type="float" office:value="500" calcext:value-type="float">
            <text:p>500</text:p>
          </table:table-cell>
          <table:table-cell table:style-name="ce32" table:formula="of:=[.E187]+10" office:value-type="float" office:value="50" calcext:value-type="float">
            <text:p>5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89]+50" office:value-type="float" office:value="550" calcext:value-type="float">
            <text:p>550</text:p>
          </table:table-cell>
          <table:table-cell table:style-name="ce32" table:formula="of:=[.E188]+10" office:value-type="float" office:value="50" calcext:value-type="float">
            <text:p>5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90]+50" office:value-type="float" office:value="600" calcext:value-type="float">
            <text:p>600</text:p>
          </table:table-cell>
          <table:table-cell table:style-name="ce32" table:formula="of:=[.E189]+10" office:value-type="float" office:value="60" calcext:value-type="float">
            <text:p>6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91]+50" office:value-type="float" office:value="650" calcext:value-type="float">
            <text:p>650</text:p>
          </table:table-cell>
          <table:table-cell table:style-name="ce32" table:formula="of:=[.E190]+10" office:value-type="float" office:value="60" calcext:value-type="float">
            <text:p>6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92]+50" office:value-type="float" office:value="700" calcext:value-type="float">
            <text:p>700</text:p>
          </table:table-cell>
          <table:table-cell table:style-name="ce32" table:formula="of:=[.E191]+10" office:value-type="float" office:value="70" calcext:value-type="float">
            <text:p>7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93]+50" office:value-type="float" office:value="750" calcext:value-type="float">
            <text:p>750</text:p>
          </table:table-cell>
          <table:table-cell table:style-name="ce32" table:formula="of:=[.E192]+10" office:value-type="float" office:value="70" calcext:value-type="float">
            <text:p>7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94]+50" office:value-type="float" office:value="800" calcext:value-type="float">
            <text:p>800</text:p>
          </table:table-cell>
          <table:table-cell table:style-name="ce32" table:formula="of:=[.E193]+10" office:value-type="float" office:value="80" calcext:value-type="float">
            <text:p>8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95]+50" office:value-type="float" office:value="850" calcext:value-type="float">
            <text:p>850</text:p>
          </table:table-cell>
          <table:table-cell table:style-name="ce32" table:formula="of:=[.E194]+10" office:value-type="float" office:value="80" calcext:value-type="float">
            <text:p>8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96]+50" office:value-type="float" office:value="900" calcext:value-type="float">
            <text:p>900</text:p>
          </table:table-cell>
          <table:table-cell table:style-name="ce32" table:formula="of:=[.E195]+10" office:value-type="float" office:value="90" calcext:value-type="float">
            <text:p>9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97]+50" office:value-type="float" office:value="950" calcext:value-type="float">
            <text:p>950</text:p>
          </table:table-cell>
          <table:table-cell table:style-name="ce32" table:formula="of:=[.E196]+10" office:value-type="float" office:value="90" calcext:value-type="float">
            <text:p>9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>
            <text:p>./A2-pthreads-solo -i </text:p>
          </table:table-cell>
          <table:table-cell table:style-name="ce24"/>
          <table:table-cell table:style-name="ce32" table:formula="of:=[.D198]+50" office:value-type="float" office:value="1000" calcext:value-type="float">
            <text:p>1000</text:p>
          </table:table-cell>
          <table:table-cell table:style-name="ce32" table:formula="of:=[.E197]+10" office:value-type="float" office:value="100" calcext:value-type="float">
            <text:p>100</text:p>
          </table:table-cell>
          <table:table-cell table:style-name="ce37"/>
          <table:table-cell table:style-name="ce41"/>
          <table:table-cell table:style-name="ce37"/>
          <table:table-cell table:style-name="ce41"/>
          <table:table-cell table:number-columns-repeated="1015"/>
        </table:table-row>
        <table:table-row table:style-name="ro1">
          <table:table-cell/>
          <table:table-cell table:style-name="ce29" table:number-columns-repeated="2"/>
          <table:table-cell table:number-columns-repeated="2"/>
          <table:table-cell table:style-name="ce29" table:number-columns-repeated="4"/>
          <table:table-cell table:number-columns-repeated="1015"/>
        </table:table-row>
        <table:table-row table:style-name="ro1" table:number-rows-repeated="104837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manual.B57:manual.H8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 number:grouping="true"/>
    </number:number-style>
    <number:number-style style:name="N113">
      <number:number number:decimal-places="6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0.499cm" fo:margin-right="0.499cm" style:shadow="none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 style:data-style-name="N2" text:time-value="0000-00-00T21:34:05.125830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7-23T18:26:05.879676870</meta:creation-date>
    <dc:date>2014-07-28T22:12:24.905809962</dc:date>
    <dc:creator>Paula Dwan</dc:creator>
    <meta:editing-duration>PT2H37M52S</meta:editing-duration>
    <meta:editing-cycles>36</meta:editing-cycles>
    <meta:generator>LibreOffice/4.1.6.2$Linux_X86_64 LibreOffice_project/410m0$Build-2</meta:generator>
    <meta:document-statistic meta:table-count="2" meta:cell-count="1594" meta:object-count="0"/>
  </office:meta>
</office:document-meta>
</file>